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4.2mm"/>
    </style:style>
    <style:style style:name="co5" style:family="table-column">
      <style:table-column-properties fo:break-before="auto" style:column-width="8.89mm"/>
    </style:style>
    <style:style style:name="co6" style:family="table-column">
      <style:table-column-properties fo:break-before="auto" style:column-width="9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66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3399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ackground-color="#ff6666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none" fo:background-color="#ff6666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6666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3399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76" style:family="table-cell" style:parent-style-name="Default">
      <style:table-cell-properties fo:border-bottom="none" fo:border-left="none" fo:border-right="none" fo:border-top="0.06pt solid #000000"/>
    </style:style>
    <style:style style:name="ce77" style:family="table-cell" style:parent-style-name="Default">
      <style:table-cell-properties fo:border-bottom="0.06pt solid #000000" fo:border-left="none" fo:border-right="none" fo:border-top="none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2" style:family="table-cell" style:parent-style-name="Default">
      <style:table-cell-properties fo:border-bottom="none" fo:background-color="#0066ff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ackground-color="#0066ff" style:text-align-source="fix" style:repeat-content="false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use-window-font-color="true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3399ff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ackground-color="#3399ff" style:text-align-source="fix" style:repeat-content="false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3399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ackground-color="#66ccff" style:text-align-source="fix" style:repeat-content="false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66"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3333"/>
    </style:style>
  </office:automatic-styles>
  <office:body>
    <office:spreadsheet>
      <table:calculation-settings table:automatic-find-labels="false"/>
      <table:table table:name="104.128.0.0-10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2" table:default-cell-style-name="Default"/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1" table:number-rows-spanned="1">
            <text:p>REDE</text:p>
          </table:table-cell>
          <table:covered-table-cell table:number-columns-repeated="10" table:style-name="ce7"/>
          <table:table-cell table:number-columns-repeated="25"/>
          <table:table-cell table:style-name="ce29" office:value-type="string" calcext:value-type="string" table:number-columns-spanned="7" table:number-rows-spanned="1">
            <text:p>IP</text:p>
          </table:table-cell>
          <table:covered-table-cell table:number-columns-repeated="6"/>
          <table:table-cell table:style-name="ce29" office:value-type="string" calcext:value-type="string" table:number-columns-spanned="4" table:number-rows-spanned="1">
            <text:p>Máscar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04.128.0.0/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/>
          <table:table-cell table:style-name="ce30" table:formula="of:=([.C3]*128)+([.D3]*64)+([.E3]*32)+([.F3]*16)+([.G3]*8)+([.H3]*4)+([.I3]*2)+([.J3]*1)" office:value-type="float" office:value="104" calcext:value-type="float">
            <text:p>104</text:p>
          </table:table-cell>
          <table:table-cell table:style-name="ce30" office:value-type="string" calcext:value-type="string">
            <text:p>.</text:p>
          </table:table-cell>
          <table:table-cell table:style-name="ce30" table:formula="of:=([.L3]*128)+([.M3]*64)+([.N3]*32)+([.O3]*16)+([.P3]*8)+([.Q3]*4)+([.R3]*2)+([.S3]*1)" office:value-type="float" office:value="128" calcext:value-type="float">
            <text:p>128</text:p>
          </table:table-cell>
          <table:table-cell table:style-name="ce30" office:value-type="string" calcext:value-type="string">
            <text:p>.</text:p>
          </table:table-cell>
          <table:table-cell table:style-name="ce30" table:formula="of:=([.U3]*128)+([.V3]*64)+([.W3]*32)+([.X3]*16)+([.Y3]*8)+([.Z3]*4)+([.AA3]*2)+([.AB3]*1)" office:value-type="float" office:value="0" calcext:value-type="float">
            <text:p>0</text:p>
          </table:table-cell>
          <table:table-cell table:style-name="ce30" office:value-type="string" calcext:value-type="string">
            <text:p>.</text:p>
          </table:table-cell>
          <table:table-cell table:style-name="ce30" table:formula="of:=([.AD3]*128)+([.AE3]*64)+([.AF3]*32)+([.AG3]*16)+([.AH3]*8)+([.AI3]*4)+([.AJ3]*2)+([.AK3]*1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9"/>
          <table:table-cell table:style-name="ce7"/>
          <table:table-cell table:number-columns-repeated="25"/>
          <table:table-cell table:style-name="ce30" table:number-columns-repeated="7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R 1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5]*128)+([.D5]*64)+([.E5]*32)+([.F5]*16)+([.G5]*8)+([.H5]*4)+([.I5]*2)+([.J5]*1)" office:value-type="float" office:value="104" calcext:value-type="float">
            <text:p>104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5]*128)+([.M5]*64)+([.N5]*32)+([.O5]*16)+([.P5]*8)+([.Q5]*4)+([.R5]*2)+([.S5]*1)" office:value-type="float" office:value="140" calcext:value-type="float">
            <text:p>140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5]*128)+([.V5]*64)+([.W5]*32)+([.X5]*16)+([.Y5]*8)+([.Z5]*4)+([.AA5]*2)+([.AB5]*1)" office:value-type="float" office:value="0" calcext:value-type="float">
            <text:p>0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5]*128)+([.AE5]*64)+([.AF5]*32)+([.AG5]*16)+([.AH5]*8)+([.AI5]*4)+([.AJ5]*2)+([.AK5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C 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28"/>
          <table:table-cell table:style-name="ce32" table:formula="of:=([.C6]*128)+([.D6]*64)+([.E6]*32)+([.F6]*16)+([.G6]*8)+([.H6]*4)+([.I6]*2)+([.J6]*1)" office:value-type="float" office:value="104" calcext:value-type="float">
            <text:p>104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6]*128)+([.M6]*64)+([.N6]*32)+([.O6]*16)+([.P6]*8)+([.Q6]*4)+([.R6]*2)+([.S6]*1)" office:value-type="float" office:value="140" calcext:value-type="float">
            <text:p>140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6]*128)+([.V6]*64)+([.W6]*32)+([.X6]*16)+([.Y6]*8)+([.Z6]*4)+([.AA6]*2)+([.AB6]*1)" office:value-type="float" office:value="255" calcext:value-type="float">
            <text:p>255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6]*128)+([.AE6]*64)+([.AF6]*32)+([.AG6]*16)+([.AH6]*8)+([.AI6]*4)+([.AJ6]*2)+([.AK6]*1)" office:value-type="float" office:value="255" calcext:value-type="float">
            <text:p>255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12-15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7]*128)+([.D7]*64)+([.E7]*32)+([.F7]*16)+([.G7]*8)+([.H7]*4)+([.I7]*2)+([.J7]*1)" office:value-type="float" office:value="104" calcext:value-type="float">
            <text:p>104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7]*128)+([.M7]*64)+([.N7]*32)+([.O7]*16)+([.P7]*8)+([.Q7]*4)+([.R7]*2)+([.S7]*1)" office:value-type="float" office:value="140" calcext:value-type="float">
            <text:p>140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7]*128)+([.V7]*64)+([.W7]*32)+([.X7]*16)+([.Y7]*8)+([.Z7]*4)+([.AA7]*2)+([.AB7]*1)" office:value-type="float" office:value="76" calcext:value-type="float">
            <text:p>76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7]*128)+([.AE7]*64)+([.AF7]*32)+([.AG7]*16)+([.AH7]*8)+([.AI7]*4)+([.AJ7]*2)+([.AK7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128" calcext:value-type="float">
            <text:p>12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12-15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/>
          <table:table-cell table:style-name="ce33" table:formula="of:=([.C8]*128)+([.D8]*64)+([.E8]*32)+([.F8]*16)+([.G8]*8)+([.H8]*4)+([.I8]*2)+([.J8]*1)" office:value-type="float" office:value="104" calcext:value-type="float">
            <text:p>104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8]*128)+([.M8]*64)+([.N8]*32)+([.O8]*16)+([.P8]*8)+([.Q8]*4)+([.R8]*2)+([.S8]*1)" office:value-type="float" office:value="140" calcext:value-type="float">
            <text:p>140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8]*128)+([.V8]*64)+([.W8]*32)+([.X8]*16)+([.Y8]*8)+([.Z8]*4)+([.AA8]*2)+([.AB8]*1)" office:value-type="float" office:value="76" calcext:value-type="float">
            <text:p>76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8]*128)+([.AE8]*64)+([.AF8]*32)+([.AG8]*16)+([.AH8]*8)+([.AI8]*4)+([.AJ8]*2)+([.AK8]*1)" office:value-type="float" office:value="127" calcext:value-type="float">
            <text:p>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H 12-152-<text:span text:style-name="T1">16</text:span>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/>
          <table:table-cell table:style-name="ce33" table:formula="of:=([.C9]*128)+([.D9]*64)+([.E9]*32)+([.F9]*16)+([.G9]*8)+([.H9]*4)+([.I9]*2)+([.J9]*1)" office:value-type="float" office:value="104" calcext:value-type="float">
            <text:p>104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9]*128)+([.M9]*64)+([.N9]*32)+([.O9]*16)+([.P9]*8)+([.Q9]*4)+([.R9]*2)+([.S9]*1)" office:value-type="float" office:value="140" calcext:value-type="float">
            <text:p>140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9]*128)+([.V9]*64)+([.W9]*32)+([.X9]*16)+([.Y9]*8)+([.Z9]*4)+([.AA9]*2)+([.AB9]*1)" office:value-type="float" office:value="76" calcext:value-type="float">
            <text:p>76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9]*128)+([.AE9]*64)+([.AF9]*32)+([.AG9]*16)+([.AH9]*8)+([.AI9]*4)+([.AJ9]*2)+([.AK9]*1)"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 12-152-<text:span text:style-name="T1">U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2" table:formula="of:=([.C10]*128)+([.D10]*64)+([.E10]*32)+([.F10]*16)+([.G10]*8)+([.H10]*4)+([.I10]*2)+([.J10]*1)" office:value-type="float" office:value="104" calcext:value-type="float">
            <text:p>104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10]*128)+([.M10]*64)+([.N10]*32)+([.O10]*16)+([.P10]*8)+([.Q10]*4)+([.R10]*2)+([.S10]*1)" office:value-type="float" office:value="140" calcext:value-type="float">
            <text:p>140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10]*128)+([.V10]*64)+([.W10]*32)+([.X10]*16)+([.Y10]*8)+([.Z10]*4)+([.AA10]*2)+([.AB10]*1)" office:value-type="float" office:value="76" calcext:value-type="float">
            <text:p>76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10]*128)+([.AE10]*64)+([.AF10]*32)+([.AG10]*16)+([.AH10]*8)+([.AI10]*4)+([.AJ10]*2)+([.AK10]*1)" office:value-type="float" office:value="126" calcext:value-type="float">
            <text:p>126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128" calcext:value-type="float">
            <text:p>12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12-3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11]*128)+([.D11]*64)+([.E11]*32)+([.F11]*16)+([.G11]*8)+([.H11]*4)+([.I11]*2)+([.J11]*1)" office:value-type="float" office:value="104" calcext:value-type="float">
            <text:p>104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11]*128)+([.M11]*64)+([.N11]*32)+([.O11]*16)+([.P11]*8)+([.Q11]*4)+([.R11]*2)+([.S11]*1)" office:value-type="float" office:value="140" calcext:value-type="float">
            <text:p>140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11]*128)+([.V11]*64)+([.W11]*32)+([.X11]*16)+([.Y11]*8)+([.Z11]*4)+([.AA11]*2)+([.AB11]*1)" office:value-type="float" office:value="150" calcext:value-type="float">
            <text:p>150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11]*128)+([.AE11]*64)+([.AF11]*32)+([.AG11]*16)+([.AH11]*8)+([.AI11]*4)+([.AJ11]*2)+([.AK11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128" calcext:value-type="float">
            <text:p>12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12-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/>
          <table:table-cell table:style-name="ce33" table:formula="of:=([.C12]*128)+([.D12]*64)+([.E12]*32)+([.F12]*16)+([.G12]*8)+([.H12]*4)+([.I12]*2)+([.J12]*1)" office:value-type="float" office:value="104" calcext:value-type="float">
            <text:p>104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12]*128)+([.M12]*64)+([.N12]*32)+([.O12]*16)+([.P12]*8)+([.Q12]*4)+([.R12]*2)+([.S12]*1)" office:value-type="float" office:value="140" calcext:value-type="float">
            <text:p>140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12]*128)+([.V12]*64)+([.W12]*32)+([.X12]*16)+([.Y12]*8)+([.Z12]*4)+([.AA12]*2)+([.AB12]*1)" office:value-type="float" office:value="150" calcext:value-type="float">
            <text:p>150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12]*128)+([.AE12]*64)+([.AF12]*32)+([.AG12]*16)+([.AH12]*8)+([.AI12]*4)+([.AJ12]*2)+([.AK12]*1)" office:value-type="float" office:value="127" calcext:value-type="float">
            <text:p>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H 12-300-<text:span text:style-name="T1">1</text:span>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33" table:formula="of:=([.C13]*128)+([.D13]*64)+([.E13]*32)+([.F13]*16)+([.G13]*8)+([.H13]*4)+([.I13]*2)+([.J13]*1)" office:value-type="float" office:value="104" calcext:value-type="float">
            <text:p>104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13]*128)+([.M13]*64)+([.N13]*32)+([.O13]*16)+([.P13]*8)+([.Q13]*4)+([.R13]*2)+([.S13]*1)" office:value-type="float" office:value="140" calcext:value-type="float">
            <text:p>140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13]*128)+([.V13]*64)+([.W13]*32)+([.X13]*16)+([.Y13]*8)+([.Z13]*4)+([.AA13]*2)+([.AB13]*1)" office:value-type="float" office:value="150" calcext:value-type="float">
            <text:p>150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13]*128)+([.AE13]*64)+([.AF13]*32)+([.AG13]*16)+([.AH13]*8)+([.AI13]*4)+([.AJ13]*2)+([.AK13]*1)"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 12-300-<text:span text:style-name="T1">29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2" table:formula="of:=([.C14]*128)+([.D14]*64)+([.E14]*32)+([.F14]*16)+([.G14]*8)+([.H14]*4)+([.I14]*2)+([.J14]*1)" office:value-type="float" office:value="104" calcext:value-type="float">
            <text:p>104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14]*128)+([.M14]*64)+([.N14]*32)+([.O14]*16)+([.P14]*8)+([.Q14]*4)+([.R14]*2)+([.S14]*1)" office:value-type="float" office:value="140" calcext:value-type="float">
            <text:p>140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14]*128)+([.V14]*64)+([.W14]*32)+([.X14]*16)+([.Y14]*8)+([.Z14]*4)+([.AA14]*2)+([.AB14]*1)" office:value-type="float" office:value="150" calcext:value-type="float">
            <text:p>150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14]*128)+([.AE14]*64)+([.AF14]*32)+([.AG14]*16)+([.AH14]*8)+([.AI14]*4)+([.AJ14]*2)+([.AK14]*1)" office:value-type="float" office:value="29" calcext:value-type="float">
            <text:p>29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128" calcext:value-type="float">
            <text:p>12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9"/>
          <table:table-cell table:style-name="ce7"/>
          <table:table-cell table:style-name="ce15" table:number-columns-repeated="24"/>
          <table:table-cell/>
          <table:table-cell table:style-name="ce30" table:number-columns-repeated="7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R 3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16]*128)+([.D16]*64)+([.E16]*32)+([.F16]*16)+([.G16]*8)+([.H16]*4)+([.I16]*2)+([.J16]*1)" office:value-type="float" office:value="104" calcext:value-type="float">
            <text:p>104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16]*128)+([.M16]*64)+([.N16]*32)+([.O16]*16)+([.P16]*8)+([.Q16]*4)+([.R16]*2)+([.S16]*1)" office:value-type="float" office:value="159" calcext:value-type="float">
            <text:p>159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16]*128)+([.V16]*64)+([.W16]*32)+([.X16]*16)+([.Y16]*8)+([.Z16]*4)+([.AA16]*2)+([.AB16]*1)" office:value-type="float" office:value="0" calcext:value-type="float">
            <text:p>0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16]*128)+([.AE16]*64)+([.AF16]*32)+([.AG16]*16)+([.AH16]*8)+([.AI16]*4)+([.AJ16]*2)+([.AK16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C 3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28"/>
          <table:table-cell table:style-name="ce32" table:formula="of:=([.C17]*128)+([.D17]*64)+([.E17]*32)+([.F17]*16)+([.G17]*8)+([.H17]*4)+([.I17]*2)+([.J17]*1)" office:value-type="float" office:value="104" calcext:value-type="float">
            <text:p>104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17]*128)+([.M17]*64)+([.N17]*32)+([.O17]*16)+([.P17]*8)+([.Q17]*4)+([.R17]*2)+([.S17]*1)" office:value-type="float" office:value="159" calcext:value-type="float">
            <text:p>159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17]*128)+([.V17]*64)+([.W17]*32)+([.X17]*16)+([.Y17]*8)+([.Z17]*4)+([.AA17]*2)+([.AB17]*1)" office:value-type="float" office:value="255" calcext:value-type="float">
            <text:p>255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17]*128)+([.AE17]*64)+([.AF17]*32)+([.AG17]*16)+([.AH17]*8)+([.AI17]*4)+([.AJ17]*2)+([.AK17]*1)" office:value-type="float" office:value="255" calcext:value-type="float">
            <text:p>255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31-1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18]*128)+([.D18]*64)+([.E18]*32)+([.F18]*16)+([.G18]*8)+([.H18]*4)+([.I18]*2)+([.J18]*1)" office:value-type="float" office:value="104" calcext:value-type="float">
            <text:p>104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18]*128)+([.M18]*64)+([.N18]*32)+([.O18]*16)+([.P18]*8)+([.Q18]*4)+([.R18]*2)+([.S18]*1)" office:value-type="float" office:value="159" calcext:value-type="float">
            <text:p>159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18]*128)+([.V18]*64)+([.W18]*32)+([.X18]*16)+([.Y18]*8)+([.Z18]*4)+([.AA18]*2)+([.AB18]*1)" office:value-type="float" office:value="38" calcext:value-type="float">
            <text:p>38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18]*128)+([.AE18]*64)+([.AF18]*32)+([.AG18]*16)+([.AH18]*8)+([.AI18]*4)+([.AJ18]*2)+([.AK18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254" calcext:value-type="float">
            <text:p>25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office:value-type="string" calcext:value-type="string">
            <text:p>'</text:p>
          </table:table-cell>
        </table:table-row>
        <table:table-row table:style-name="ro1">
          <table:table-cell/>
          <table:table-cell table:style-name="ce3" office:value-type="string" calcext:value-type="string">
            <text:p>BC 31-1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.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28"/>
          <table:table-cell table:style-name="ce32" table:formula="of:=([.C19]*128)+([.D19]*64)+([.E19]*32)+([.F19]*16)+([.G19]*8)+([.H19]*4)+([.I19]*2)+([.J19]*1)" office:value-type="float" office:value="104" calcext:value-type="float">
            <text:p>104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19]*128)+([.M19]*64)+([.N19]*32)+([.O19]*16)+([.P19]*8)+([.Q19]*4)+([.R19]*2)+([.S19]*1)" office:value-type="float" office:value="159" calcext:value-type="float">
            <text:p>159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19]*128)+([.V19]*64)+([.W19]*32)+([.X19]*16)+([.Y19]*8)+([.Z19]*4)+([.AA19]*2)+([.AB19]*1)" office:value-type="float" office:value="39" calcext:value-type="float">
            <text:p>39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19]*128)+([.AE19]*64)+([.AF19]*32)+([.AG19]*16)+([.AH19]*8)+([.AI19]*4)+([.AJ19]*2)+([.AK19]*1)" office:value-type="float" office:value="255" calcext:value-type="float">
            <text:p>255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254" calcext:value-type="float">
            <text:p>25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31-19-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20]*128)+([.D20]*64)+([.E20]*32)+([.F20]*16)+([.G20]*8)+([.H20]*4)+([.I20]*2)+([.J20]*1)" office:value-type="float" office:value="104" calcext:value-type="float">
            <text:p>104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20]*128)+([.M20]*64)+([.N20]*32)+([.O20]*16)+([.P20]*8)+([.Q20]*4)+([.R20]*2)+([.S20]*1)" office:value-type="float" office:value="159" calcext:value-type="float">
            <text:p>159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20]*128)+([.V20]*64)+([.W20]*32)+([.X20]*16)+([.Y20]*8)+([.Z20]*4)+([.AA20]*2)+([.AB20]*1)" office:value-type="float" office:value="38" calcext:value-type="float">
            <text:p>38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20]*128)+([.AE20]*64)+([.AF20]*32)+([.AG20]*16)+([.AH20]*8)+([.AI20]*4)+([.AJ20]*2)+([.AK20]*1)" office:value-type="float" office:value="96" calcext:value-type="float">
            <text:p>96</text:p>
          </table:table-cell>
          <table:table-cell table:number-columns-repeated="3" table:style-name="ce37" office:value-type="float" office:value="255" calcext:value-type="float">
            <text:p>255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31-19-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.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/>
          <table:table-cell table:style-name="ce33" table:formula="of:=([.C21]*128)+([.D21]*64)+([.E21]*32)+([.F21]*16)+([.G21]*8)+([.H21]*4)+([.I21]*2)+([.J21]*1)" office:value-type="float" office:value="104" calcext:value-type="float">
            <text:p>104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21]*128)+([.M21]*64)+([.N21]*32)+([.O21]*16)+([.P21]*8)+([.Q21]*4)+([.R21]*2)+([.S21]*1)" office:value-type="float" office:value="159" calcext:value-type="float">
            <text:p>159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21]*128)+([.V21]*64)+([.W21]*32)+([.X21]*16)+([.Y21]*8)+([.Z21]*4)+([.AA21]*2)+([.AB21]*1)" office:value-type="float" office:value="38" calcext:value-type="float">
            <text:p>38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21]*128)+([.AE21]*64)+([.AF21]*32)+([.AG21]*16)+([.AH21]*8)+([.AI21]*4)+([.AJ21]*2)+([.AK21]*1)" office:value-type="float" office:value="111" calcext:value-type="float">
            <text:p>11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41" office:value-type="float" office:value="240" calcext:value-type="float">
            <text:p>24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 31-19-6-<text:span text:style-name="T1">1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.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.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2" table:formula="of:=([.C22]*128)+([.D22]*64)+([.E22]*32)+([.F22]*16)+([.G22]*8)+([.H22]*4)+([.I22]*2)+([.J22]*1)" office:value-type="float" office:value="104" calcext:value-type="float">
            <text:p>104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22]*128)+([.M22]*64)+([.N22]*32)+([.O22]*16)+([.P22]*8)+([.Q22]*4)+([.R22]*2)+([.S22]*1)" office:value-type="float" office:value="159" calcext:value-type="float">
            <text:p>159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22]*128)+([.V22]*64)+([.W22]*32)+([.X22]*16)+([.Y22]*8)+([.Z22]*4)+([.AA22]*2)+([.AB22]*1)" office:value-type="float" office:value="38" calcext:value-type="float">
            <text:p>38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22]*128)+([.AE22]*64)+([.AF22]*32)+([.AG22]*16)+([.AH22]*8)+([.AI22]*4)+([.AJ22]*2)+([.AK22]*1)" office:value-type="float" office:value="97" calcext:value-type="float">
            <text:p>97</text:p>
          </table:table-cell>
          <table:table-cell table:number-columns-repeated="3" table:style-name="ce38" office:value-type="float" office:value="255" calcext:value-type="float">
            <text:p>255</text:p>
          </table:table-cell>
          <table:table-cell table:style-name="ce40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31-19-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23]*128)+([.D23]*64)+([.E23]*32)+([.F23]*16)+([.G23]*8)+([.H23]*4)+([.I23]*2)+([.J23]*1)" office:value-type="float" office:value="104" calcext:value-type="float">
            <text:p>104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23]*128)+([.M23]*64)+([.N23]*32)+([.O23]*16)+([.P23]*8)+([.Q23]*4)+([.R23]*2)+([.S23]*1)" office:value-type="float" office:value="159" calcext:value-type="float">
            <text:p>159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23]*128)+([.V23]*64)+([.W23]*32)+([.X23]*16)+([.Y23]*8)+([.Z23]*4)+([.AA23]*2)+([.AB23]*1)" office:value-type="float" office:value="39" calcext:value-type="float">
            <text:p>39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23]*128)+([.AE23]*64)+([.AF23]*32)+([.AG23]*16)+([.AH23]*8)+([.AI23]*4)+([.AJ23]*2)+([.AK23]*1)" office:value-type="float" office:value="144" calcext:value-type="float">
            <text:p>144</text:p>
          </table:table-cell>
          <table:table-cell table:number-columns-repeated="3" table:style-name="ce37" office:value-type="float" office:value="255" calcext:value-type="float">
            <text:p>255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31-19-2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.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/>
          <table:table-cell table:style-name="ce33" table:formula="of:=([.C24]*128)+([.D24]*64)+([.E24]*32)+([.F24]*16)+([.G24]*8)+([.H24]*4)+([.I24]*2)+([.J24]*1)" office:value-type="float" office:value="104" calcext:value-type="float">
            <text:p>104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24]*128)+([.M24]*64)+([.N24]*32)+([.O24]*16)+([.P24]*8)+([.Q24]*4)+([.R24]*2)+([.S24]*1)" office:value-type="float" office:value="159" calcext:value-type="float">
            <text:p>159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24]*128)+([.V24]*64)+([.W24]*32)+([.X24]*16)+([.Y24]*8)+([.Z24]*4)+([.AA24]*2)+([.AB24]*1)" office:value-type="float" office:value="39" calcext:value-type="float">
            <text:p>39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24]*128)+([.AE24]*64)+([.AF24]*32)+([.AG24]*16)+([.AH24]*8)+([.AI24]*4)+([.AJ24]*2)+([.AK24]*1)" office:value-type="float" office:value="159" calcext:value-type="float">
            <text:p>159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41" office:value-type="float" office:value="240" calcext:value-type="float">
            <text:p>24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 31-19-25-<text:span text:style-name="T1">U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.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.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2" table:formula="of:=([.C25]*128)+([.D25]*64)+([.E25]*32)+([.F25]*16)+([.G25]*8)+([.H25]*4)+([.I25]*2)+([.J25]*1)" office:value-type="float" office:value="104" calcext:value-type="float">
            <text:p>104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25]*128)+([.M25]*64)+([.N25]*32)+([.O25]*16)+([.P25]*8)+([.Q25]*4)+([.R25]*2)+([.S25]*1)" office:value-type="float" office:value="159" calcext:value-type="float">
            <text:p>159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25]*128)+([.V25]*64)+([.W25]*32)+([.X25]*16)+([.Y25]*8)+([.Z25]*4)+([.AA25]*2)+([.AB25]*1)" office:value-type="float" office:value="39" calcext:value-type="float">
            <text:p>39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25]*128)+([.AE25]*64)+([.AF25]*32)+([.AG25]*16)+([.AH25]*8)+([.AI25]*4)+([.AJ25]*2)+([.AK25]*1)" office:value-type="float" office:value="158" calcext:value-type="float">
            <text:p>158</text:p>
          </table:table-cell>
          <table:table-cell table:number-columns-repeated="3" table:style-name="ce38" office:value-type="float" office:value="255" calcext:value-type="float">
            <text:p>255</text:p>
          </table:table-cell>
          <table:table-cell table:style-name="ce40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31-12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26]*128)+([.D26]*64)+([.E26]*32)+([.F26]*16)+([.G26]*8)+([.H26]*4)+([.I26]*2)+([.J26]*1)" office:value-type="float" office:value="104" calcext:value-type="float">
            <text:p>104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26]*128)+([.M26]*64)+([.N26]*32)+([.O26]*16)+([.P26]*8)+([.Q26]*4)+([.R26]*2)+([.S26]*1)" office:value-type="float" office:value="159" calcext:value-type="float">
            <text:p>159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26]*128)+([.V26]*64)+([.W26]*32)+([.X26]*16)+([.Y26]*8)+([.Z26]*4)+([.AA26]*2)+([.AB26]*1)" office:value-type="float" office:value="242" calcext:value-type="float">
            <text:p>242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26]*128)+([.AE26]*64)+([.AF26]*32)+([.AG26]*16)+([.AH26]*8)+([.AI26]*4)+([.AJ26]*2)+([.AK26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254" calcext:value-type="float">
            <text:p>25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31-12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.</text:p>
          </table:table-cell>
          <table:table-cell table:number-columns-repeated="8" table:style-name="ce24" office:value-type="float" office:value="1" calcext:value-type="float">
            <text:p>1</text:p>
          </table:table-cell>
          <table:table-cell/>
          <table:table-cell table:style-name="ce33" table:formula="of:=([.C27]*128)+([.D27]*64)+([.E27]*32)+([.F27]*16)+([.G27]*8)+([.H27]*4)+([.I27]*2)+([.J27]*1)" office:value-type="float" office:value="104" calcext:value-type="float">
            <text:p>104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27]*128)+([.M27]*64)+([.N27]*32)+([.O27]*16)+([.P27]*8)+([.Q27]*4)+([.R27]*2)+([.S27]*1)" office:value-type="float" office:value="159" calcext:value-type="float">
            <text:p>159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27]*128)+([.V27]*64)+([.W27]*32)+([.X27]*16)+([.Y27]*8)+([.Z27]*4)+([.AA27]*2)+([.AB27]*1)" office:value-type="float" office:value="243" calcext:value-type="float">
            <text:p>243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27]*128)+([.AE27]*64)+([.AF27]*32)+([.AG27]*16)+([.AH27]*8)+([.AI27]*4)+([.AJ27]*2)+([.AK27]*1)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H 31-121-<text:span text:style-name="T1">44</text:span>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.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/>
          <table:table-cell table:style-name="ce33" table:formula="of:=([.C28]*128)+([.D28]*64)+([.E28]*32)+([.F28]*16)+([.G28]*8)+([.H28]*4)+([.I28]*2)+([.J28]*1)" office:value-type="float" office:value="104" calcext:value-type="float">
            <text:p>104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28]*128)+([.M28]*64)+([.N28]*32)+([.O28]*16)+([.P28]*8)+([.Q28]*4)+([.R28]*2)+([.S28]*1)" office:value-type="float" office:value="159" calcext:value-type="float">
            <text:p>159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28]*128)+([.V28]*64)+([.W28]*32)+([.X28]*16)+([.Y28]*8)+([.Z28]*4)+([.AA28]*2)+([.AB28]*1)" office:value-type="float" office:value="242" calcext:value-type="float">
            <text:p>242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28]*128)+([.AE28]*64)+([.AF28]*32)+([.AG28]*16)+([.AH28]*8)+([.AI28]*4)+([.AJ28]*2)+([.AK28]*1)" office:value-type="float" office:value="44" calcext:value-type="float">
            <text:p>4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 31-121-<text:span text:style-name="T1">101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.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2" table:formula="of:=([.C29]*128)+([.D29]*64)+([.E29]*32)+([.F29]*16)+([.G29]*8)+([.H29]*4)+([.I29]*2)+([.J29]*1)" office:value-type="float" office:value="104" calcext:value-type="float">
            <text:p>104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29]*128)+([.M29]*64)+([.N29]*32)+([.O29]*16)+([.P29]*8)+([.Q29]*4)+([.R29]*2)+([.S29]*1)" office:value-type="float" office:value="159" calcext:value-type="float">
            <text:p>159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29]*128)+([.V29]*64)+([.W29]*32)+([.X29]*16)+([.Y29]*8)+([.Z29]*4)+([.AA29]*2)+([.AB29]*1)" office:value-type="float" office:value="242" calcext:value-type="float">
            <text:p>242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29]*128)+([.AE29]*64)+([.AF29]*32)+([.AG29]*16)+([.AH29]*8)+([.AI29]*4)+([.AJ29]*2)+([.AK29]*1)" office:value-type="float" office:value="101" calcext:value-type="float">
            <text:p>101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254" calcext:value-type="float">
            <text:p>25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/>
          <table:table-cell table:formula="of:=([.C32]*128)+([.D32]*64)+([.E32]*32)+([.F32]*16)+([.G32]*8)+([.H32]*4)+([.I32]*2)+([.J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L32]*128)+([.M32]*64)+([.N32]*32)+([.O32]*16)+([.P32]*8)+([.Q32]*4)+([.R32]*2)+([.S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U32]*128)+([.V32]*64)+([.W32]*32)+([.X32]*16)+([.Y32]*8)+([.Z32]*4)+([.AA32]*2)+([.AB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AD32]*128)+([.AE32]*64)+([.AF32]*32)+([.AG32]*16)+([.AH32]*8)+([.AI32]*4)+([.AJ32]*2)+([.AK32]*1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43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121.64.0.0-10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2" table:default-cell-style-name="Default"/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1" table:number-rows-spanned="1">
            <text:p>REDE</text:p>
          </table:table-cell>
          <table:covered-table-cell table:number-columns-repeated="10" table:style-name="ce7"/>
          <table:table-cell table:number-columns-repeated="25"/>
          <table:table-cell table:style-name="ce29" office:value-type="string" calcext:value-type="string" table:number-columns-spanned="7" table:number-rows-spanned="1">
            <text:p>IP</text:p>
          </table:table-cell>
          <table:covered-table-cell table:number-columns-repeated="6"/>
          <table:table-cell table:style-name="ce29" office:value-type="string" calcext:value-type="string" table:number-columns-spanned="4" table:number-rows-spanned="1">
            <text:p>Máscar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21.64.0.0/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/>
          <table:table-cell table:style-name="ce30" table:formula="of:=([.C3]*128)+([.D3]*64)+([.E3]*32)+([.F3]*16)+([.G3]*8)+([.H3]*4)+([.I3]*2)+([.J3]*1)" office:value-type="float" office:value="121" calcext:value-type="float">
            <text:p>121</text:p>
          </table:table-cell>
          <table:table-cell table:style-name="ce30" office:value-type="string" calcext:value-type="string">
            <text:p>.</text:p>
          </table:table-cell>
          <table:table-cell table:style-name="ce30" table:formula="of:=([.L3]*128)+([.M3]*64)+([.N3]*32)+([.O3]*16)+([.P3]*8)+([.Q3]*4)+([.R3]*2)+([.S3]*1)" office:value-type="float" office:value="64" calcext:value-type="float">
            <text:p>64</text:p>
          </table:table-cell>
          <table:table-cell table:style-name="ce30" office:value-type="string" calcext:value-type="string">
            <text:p>.</text:p>
          </table:table-cell>
          <table:table-cell table:style-name="ce30" table:formula="of:=([.U3]*128)+([.V3]*64)+([.W3]*32)+([.X3]*16)+([.Y3]*8)+([.Z3]*4)+([.AA3]*2)+([.AB3]*1)" office:value-type="float" office:value="0" calcext:value-type="float">
            <text:p>0</text:p>
          </table:table-cell>
          <table:table-cell table:style-name="ce30" office:value-type="string" calcext:value-type="string">
            <text:p>.</text:p>
          </table:table-cell>
          <table:table-cell table:style-name="ce30" table:formula="of:=([.AD3]*128)+([.AE3]*64)+([.AF3]*32)+([.AG3]*16)+([.AH3]*8)+([.AI3]*4)+([.AJ3]*2)+([.AK3]*1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9"/>
          <table:table-cell table:style-name="ce7"/>
          <table:table-cell table:number-columns-repeated="25"/>
          <table:table-cell table:style-name="ce30" table:number-columns-repeated="7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R 1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5]*128)+([.D5]*64)+([.E5]*32)+([.F5]*16)+([.G5]*8)+([.H5]*4)+([.I5]*2)+([.J5]*1)" office:value-type="float" office:value="121" calcext:value-type="float">
            <text:p>121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5]*128)+([.M5]*64)+([.N5]*32)+([.O5]*16)+([.P5]*8)+([.Q5]*4)+([.R5]*2)+([.S5]*1)" office:value-type="float" office:value="76" calcext:value-type="float">
            <text:p>76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5]*128)+([.V5]*64)+([.W5]*32)+([.X5]*16)+([.Y5]*8)+([.Z5]*4)+([.AA5]*2)+([.AB5]*1)" office:value-type="float" office:value="0" calcext:value-type="float">
            <text:p>0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5]*128)+([.AE5]*64)+([.AF5]*32)+([.AG5]*16)+([.AH5]*8)+([.AI5]*4)+([.AJ5]*2)+([.AK5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C 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28"/>
          <table:table-cell table:style-name="ce32" table:formula="of:=([.C6]*128)+([.D6]*64)+([.E6]*32)+([.F6]*16)+([.G6]*8)+([.H6]*4)+([.I6]*2)+([.J6]*1)" office:value-type="float" office:value="121" calcext:value-type="float">
            <text:p>121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6]*128)+([.M6]*64)+([.N6]*32)+([.O6]*16)+([.P6]*8)+([.Q6]*4)+([.R6]*2)+([.S6]*1)" office:value-type="float" office:value="76" calcext:value-type="float">
            <text:p>76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6]*128)+([.V6]*64)+([.W6]*32)+([.X6]*16)+([.Y6]*8)+([.Z6]*4)+([.AA6]*2)+([.AB6]*1)" office:value-type="float" office:value="255" calcext:value-type="float">
            <text:p>255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6]*128)+([.AE6]*64)+([.AF6]*32)+([.AG6]*16)+([.AH6]*8)+([.AI6]*4)+([.AJ6]*2)+([.AK6]*1)" office:value-type="float" office:value="255" calcext:value-type="float">
            <text:p>255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12-15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7]*128)+([.D7]*64)+([.E7]*32)+([.F7]*16)+([.G7]*8)+([.H7]*4)+([.I7]*2)+([.J7]*1)" office:value-type="float" office:value="121" calcext:value-type="float">
            <text:p>121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7]*128)+([.M7]*64)+([.N7]*32)+([.O7]*16)+([.P7]*8)+([.Q7]*4)+([.R7]*2)+([.S7]*1)" office:value-type="float" office:value="76" calcext:value-type="float">
            <text:p>76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7]*128)+([.V7]*64)+([.W7]*32)+([.X7]*16)+([.Y7]*8)+([.Z7]*4)+([.AA7]*2)+([.AB7]*1)" office:value-type="float" office:value="76" calcext:value-type="float">
            <text:p>76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7]*128)+([.AE7]*64)+([.AF7]*32)+([.AG7]*16)+([.AH7]*8)+([.AI7]*4)+([.AJ7]*2)+([.AK7]*1)" office:value-type="float" office:value="0" calcext:value-type="float">
            <text:p>0</text:p>
          </table:table-cell>
          <table:table-cell table:number-columns-repeated="3" table:style-name="ce37" office:value-type="float" office:value="255" calcext:value-type="float">
            <text:p>255</text:p>
          </table:table-cell>
          <table:table-cell table:style-name="ce37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12-15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/>
          <table:table-cell table:style-name="ce33" table:formula="of:=([.C8]*128)+([.D8]*64)+([.E8]*32)+([.F8]*16)+([.G8]*8)+([.H8]*4)+([.I8]*2)+([.J8]*1)" office:value-type="float" office:value="121" calcext:value-type="float">
            <text:p>121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8]*128)+([.M8]*64)+([.N8]*32)+([.O8]*16)+([.P8]*8)+([.Q8]*4)+([.R8]*2)+([.S8]*1)" office:value-type="float" office:value="76" calcext:value-type="float">
            <text:p>76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8]*128)+([.V8]*64)+([.W8]*32)+([.X8]*16)+([.Y8]*8)+([.Z8]*4)+([.AA8]*2)+([.AB8]*1)" office:value-type="float" office:value="76" calcext:value-type="float">
            <text:p>76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8]*128)+([.AE8]*64)+([.AF8]*32)+([.AG8]*16)+([.AH8]*8)+([.AI8]*4)+([.AJ8]*2)+([.AK8]*1)" office:value-type="float" office:value="127" calcext:value-type="float">
            <text:p>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H 12-152-<text:span text:style-name="T1">16</text:span>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/>
          <table:table-cell table:style-name="ce33" table:formula="of:=([.C9]*128)+([.D9]*64)+([.E9]*32)+([.F9]*16)+([.G9]*8)+([.H9]*4)+([.I9]*2)+([.J9]*1)" office:value-type="float" office:value="121" calcext:value-type="float">
            <text:p>121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9]*128)+([.M9]*64)+([.N9]*32)+([.O9]*16)+([.P9]*8)+([.Q9]*4)+([.R9]*2)+([.S9]*1)" office:value-type="float" office:value="76" calcext:value-type="float">
            <text:p>76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9]*128)+([.V9]*64)+([.W9]*32)+([.X9]*16)+([.Y9]*8)+([.Z9]*4)+([.AA9]*2)+([.AB9]*1)" office:value-type="float" office:value="76" calcext:value-type="float">
            <text:p>76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9]*128)+([.AE9]*64)+([.AF9]*32)+([.AG9]*16)+([.AH9]*8)+([.AI9]*4)+([.AJ9]*2)+([.AK9]*1)" office:value-type="float" office:value="16" calcext:value-type="float">
            <text:p>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H 12-152-<text:span text:style-name="T1">U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2" table:formula="of:=([.C10]*128)+([.D10]*64)+([.E10]*32)+([.F10]*16)+([.G10]*8)+([.H10]*4)+([.I10]*2)+([.J10]*1)" office:value-type="float" office:value="121" calcext:value-type="float">
            <text:p>121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10]*128)+([.M10]*64)+([.N10]*32)+([.O10]*16)+([.P10]*8)+([.Q10]*4)+([.R10]*2)+([.S10]*1)" office:value-type="float" office:value="76" calcext:value-type="float">
            <text:p>76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10]*128)+([.V10]*64)+([.W10]*32)+([.X10]*16)+([.Y10]*8)+([.Z10]*4)+([.AA10]*2)+([.AB10]*1)" office:value-type="float" office:value="76" calcext:value-type="float">
            <text:p>76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10]*128)+([.AE10]*64)+([.AF10]*32)+([.AG10]*16)+([.AH10]*8)+([.AI10]*4)+([.AJ10]*2)+([.AK10]*1)" office:value-type="float" office:value="126" calcext:value-type="float">
            <text:p>126</text:p>
          </table:table-cell>
          <table:table-cell table:number-columns-repeated="3" table:style-name="ce38" office:value-type="float" office:value="255" calcext:value-type="float">
            <text:p>255</text:p>
          </table:table-cell>
          <table:table-cell table:style-name="ce38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12-3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11]*128)+([.D11]*64)+([.E11]*32)+([.F11]*16)+([.G11]*8)+([.H11]*4)+([.I11]*2)+([.J11]*1)" office:value-type="float" office:value="121" calcext:value-type="float">
            <text:p>121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11]*128)+([.M11]*64)+([.N11]*32)+([.O11]*16)+([.P11]*8)+([.Q11]*4)+([.R11]*2)+([.S11]*1)" office:value-type="float" office:value="76" calcext:value-type="float">
            <text:p>76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11]*128)+([.V11]*64)+([.W11]*32)+([.X11]*16)+([.Y11]*8)+([.Z11]*4)+([.AA11]*2)+([.AB11]*1)" office:value-type="float" office:value="150" calcext:value-type="float">
            <text:p>150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11]*128)+([.AE11]*64)+([.AF11]*32)+([.AG11]*16)+([.AH11]*8)+([.AI11]*4)+([.AJ11]*2)+([.AK11]*1)" office:value-type="float" office:value="0" calcext:value-type="float">
            <text:p>0</text:p>
          </table:table-cell>
          <table:table-cell table:number-columns-repeated="3" table:style-name="ce37" office:value-type="float" office:value="255" calcext:value-type="float">
            <text:p>255</text:p>
          </table:table-cell>
          <table:table-cell table:style-name="ce37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12-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 table:style-name="ce24" office:value-type="float" office:value="1" calcext:value-type="float">
            <text:p>1</text:p>
          </table:table-cell>
          <table:table-cell/>
          <table:table-cell table:style-name="ce33" table:formula="of:=([.C12]*128)+([.D12]*64)+([.E12]*32)+([.F12]*16)+([.G12]*8)+([.H12]*4)+([.I12]*2)+([.J12]*1)" office:value-type="float" office:value="121" calcext:value-type="float">
            <text:p>121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12]*128)+([.M12]*64)+([.N12]*32)+([.O12]*16)+([.P12]*8)+([.Q12]*4)+([.R12]*2)+([.S12]*1)" office:value-type="float" office:value="76" calcext:value-type="float">
            <text:p>76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12]*128)+([.V12]*64)+([.W12]*32)+([.X12]*16)+([.Y12]*8)+([.Z12]*4)+([.AA12]*2)+([.AB12]*1)" office:value-type="float" office:value="150" calcext:value-type="float">
            <text:p>150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12]*128)+([.AE12]*64)+([.AF12]*32)+([.AG12]*16)+([.AH12]*8)+([.AI12]*4)+([.AJ12]*2)+([.AK12]*1)" office:value-type="float" office:value="127" calcext:value-type="float">
            <text:p>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H 12-300-<text:span text:style-name="T1">1</text:span>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33" table:formula="of:=([.C13]*128)+([.D13]*64)+([.E13]*32)+([.F13]*16)+([.G13]*8)+([.H13]*4)+([.I13]*2)+([.J13]*1)" office:value-type="float" office:value="121" calcext:value-type="float">
            <text:p>121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13]*128)+([.M13]*64)+([.N13]*32)+([.O13]*16)+([.P13]*8)+([.Q13]*4)+([.R13]*2)+([.S13]*1)" office:value-type="float" office:value="76" calcext:value-type="float">
            <text:p>76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13]*128)+([.V13]*64)+([.W13]*32)+([.X13]*16)+([.Y13]*8)+([.Z13]*4)+([.AA13]*2)+([.AB13]*1)" office:value-type="float" office:value="150" calcext:value-type="float">
            <text:p>150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13]*128)+([.AE13]*64)+([.AF13]*32)+([.AG13]*16)+([.AH13]*8)+([.AI13]*4)+([.AJ13]*2)+([.AK13]*1)"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H 12-300-<text:span text:style-name="T1">29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2" table:formula="of:=([.C14]*128)+([.D14]*64)+([.E14]*32)+([.F14]*16)+([.G14]*8)+([.H14]*4)+([.I14]*2)+([.J14]*1)" office:value-type="float" office:value="121" calcext:value-type="float">
            <text:p>121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14]*128)+([.M14]*64)+([.N14]*32)+([.O14]*16)+([.P14]*8)+([.Q14]*4)+([.R14]*2)+([.S14]*1)" office:value-type="float" office:value="76" calcext:value-type="float">
            <text:p>76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14]*128)+([.V14]*64)+([.W14]*32)+([.X14]*16)+([.Y14]*8)+([.Z14]*4)+([.AA14]*2)+([.AB14]*1)" office:value-type="float" office:value="150" calcext:value-type="float">
            <text:p>150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14]*128)+([.AE14]*64)+([.AF14]*32)+([.AG14]*16)+([.AH14]*8)+([.AI14]*4)+([.AJ14]*2)+([.AK14]*1)" office:value-type="float" office:value="29" calcext:value-type="float">
            <text:p>29</text:p>
          </table:table-cell>
          <table:table-cell table:number-columns-repeated="3" table:style-name="ce38" office:value-type="float" office:value="255" calcext:value-type="float">
            <text:p>255</text:p>
          </table:table-cell>
          <table:table-cell table:style-name="ce38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9"/>
          <table:table-cell table:style-name="ce7"/>
          <table:table-cell table:style-name="ce15" table:number-columns-repeated="24"/>
          <table:table-cell/>
          <table:table-cell table:style-name="ce30" table:number-columns-repeated="7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R 3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16]*128)+([.D16]*64)+([.E16]*32)+([.F16]*16)+([.G16]*8)+([.H16]*4)+([.I16]*2)+([.J16]*1)" office:value-type="float" office:value="121" calcext:value-type="float">
            <text:p>121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16]*128)+([.M16]*64)+([.N16]*32)+([.O16]*16)+([.P16]*8)+([.Q16]*4)+([.R16]*2)+([.S16]*1)" office:value-type="float" office:value="95" calcext:value-type="float">
            <text:p>95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16]*128)+([.V16]*64)+([.W16]*32)+([.X16]*16)+([.Y16]*8)+([.Z16]*4)+([.AA16]*2)+([.AB16]*1)" office:value-type="float" office:value="0" calcext:value-type="float">
            <text:p>0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16]*128)+([.AE16]*64)+([.AF16]*32)+([.AG16]*16)+([.AH16]*8)+([.AI16]*4)+([.AJ16]*2)+([.AK16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C 3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28"/>
          <table:table-cell table:style-name="ce32" table:formula="of:=([.C17]*128)+([.D17]*64)+([.E17]*32)+([.F17]*16)+([.G17]*8)+([.H17]*4)+([.I17]*2)+([.J17]*1)" office:value-type="float" office:value="121" calcext:value-type="float">
            <text:p>121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17]*128)+([.M17]*64)+([.N17]*32)+([.O17]*16)+([.P17]*8)+([.Q17]*4)+([.R17]*2)+([.S17]*1)" office:value-type="float" office:value="95" calcext:value-type="float">
            <text:p>95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17]*128)+([.V17]*64)+([.W17]*32)+([.X17]*16)+([.Y17]*8)+([.Z17]*4)+([.AA17]*2)+([.AB17]*1)" office:value-type="float" office:value="255" calcext:value-type="float">
            <text:p>255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17]*128)+([.AE17]*64)+([.AF17]*32)+([.AG17]*16)+([.AH17]*8)+([.AI17]*4)+([.AJ17]*2)+([.AK17]*1)" office:value-type="float" office:value="255" calcext:value-type="float">
            <text:p>255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31-1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18]*128)+([.D18]*64)+([.E18]*32)+([.F18]*16)+([.G18]*8)+([.H18]*4)+([.I18]*2)+([.J18]*1)" office:value-type="float" office:value="121" calcext:value-type="float">
            <text:p>121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18]*128)+([.M18]*64)+([.N18]*32)+([.O18]*16)+([.P18]*8)+([.Q18]*4)+([.R18]*2)+([.S18]*1)" office:value-type="float" office:value="95" calcext:value-type="float">
            <text:p>95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18]*128)+([.V18]*64)+([.W18]*32)+([.X18]*16)+([.Y18]*8)+([.Z18]*4)+([.AA18]*2)+([.AB18]*1)" office:value-type="float" office:value="38" calcext:value-type="float">
            <text:p>38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18]*128)+([.AE18]*64)+([.AF18]*32)+([.AG18]*16)+([.AH18]*8)+([.AI18]*4)+([.AJ18]*2)+([.AK18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254" calcext:value-type="float">
            <text:p>25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office:value-type="string" calcext:value-type="string">
            <text:p>'</text:p>
          </table:table-cell>
        </table:table-row>
        <table:table-row table:style-name="ro1">
          <table:table-cell/>
          <table:table-cell table:style-name="ce3" office:value-type="string" calcext:value-type="string">
            <text:p>BC 31-1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.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.</text:p>
          </table:table-cell>
          <table:table-cell table:number-columns-repeated="8" table:style-name="ce17" office:value-type="float" office:value="1" calcext:value-type="float">
            <text:p>1</text:p>
          </table:table-cell>
          <table:table-cell table:style-name="ce28"/>
          <table:table-cell table:style-name="ce32" table:formula="of:=([.C19]*128)+([.D19]*64)+([.E19]*32)+([.F19]*16)+([.G19]*8)+([.H19]*4)+([.I19]*2)+([.J19]*1)" office:value-type="float" office:value="121" calcext:value-type="float">
            <text:p>121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19]*128)+([.M19]*64)+([.N19]*32)+([.O19]*16)+([.P19]*8)+([.Q19]*4)+([.R19]*2)+([.S19]*1)" office:value-type="float" office:value="95" calcext:value-type="float">
            <text:p>95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19]*128)+([.V19]*64)+([.W19]*32)+([.X19]*16)+([.Y19]*8)+([.Z19]*4)+([.AA19]*2)+([.AB19]*1)" office:value-type="float" office:value="39" calcext:value-type="float">
            <text:p>39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19]*128)+([.AE19]*64)+([.AF19]*32)+([.AG19]*16)+([.AH19]*8)+([.AI19]*4)+([.AJ19]*2)+([.AK19]*1)" office:value-type="float" office:value="255" calcext:value-type="float">
            <text:p>255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254" calcext:value-type="float">
            <text:p>25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31-19-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20]*128)+([.D20]*64)+([.E20]*32)+([.F20]*16)+([.G20]*8)+([.H20]*4)+([.I20]*2)+([.J20]*1)" office:value-type="float" office:value="121" calcext:value-type="float">
            <text:p>121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20]*128)+([.M20]*64)+([.N20]*32)+([.O20]*16)+([.P20]*8)+([.Q20]*4)+([.R20]*2)+([.S20]*1)" office:value-type="float" office:value="95" calcext:value-type="float">
            <text:p>95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20]*128)+([.V20]*64)+([.W20]*32)+([.X20]*16)+([.Y20]*8)+([.Z20]*4)+([.AA20]*2)+([.AB20]*1)" office:value-type="float" office:value="38" calcext:value-type="float">
            <text:p>38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20]*128)+([.AE20]*64)+([.AF20]*32)+([.AG20]*16)+([.AH20]*8)+([.AI20]*4)+([.AJ20]*2)+([.AK20]*1)" office:value-type="float" office:value="96" calcext:value-type="float">
            <text:p>96</text:p>
          </table:table-cell>
          <table:table-cell table:number-columns-repeated="3" table:style-name="ce37" office:value-type="float" office:value="255" calcext:value-type="float">
            <text:p>255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31-19-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.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/>
          <table:table-cell table:style-name="ce33" table:formula="of:=([.C21]*128)+([.D21]*64)+([.E21]*32)+([.F21]*16)+([.G21]*8)+([.H21]*4)+([.I21]*2)+([.J21]*1)" office:value-type="float" office:value="121" calcext:value-type="float">
            <text:p>121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21]*128)+([.M21]*64)+([.N21]*32)+([.O21]*16)+([.P21]*8)+([.Q21]*4)+([.R21]*2)+([.S21]*1)" office:value-type="float" office:value="95" calcext:value-type="float">
            <text:p>95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21]*128)+([.V21]*64)+([.W21]*32)+([.X21]*16)+([.Y21]*8)+([.Z21]*4)+([.AA21]*2)+([.AB21]*1)" office:value-type="float" office:value="38" calcext:value-type="float">
            <text:p>38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21]*128)+([.AE21]*64)+([.AF21]*32)+([.AG21]*16)+([.AH21]*8)+([.AI21]*4)+([.AJ21]*2)+([.AK21]*1)" office:value-type="float" office:value="111" calcext:value-type="float">
            <text:p>11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41" office:value-type="float" office:value="240" calcext:value-type="float">
            <text:p>24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 31-19-6-<text:span text:style-name="T1">1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.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.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2" table:formula="of:=([.C22]*128)+([.D22]*64)+([.E22]*32)+([.F22]*16)+([.G22]*8)+([.H22]*4)+([.I22]*2)+([.J22]*1)" office:value-type="float" office:value="121" calcext:value-type="float">
            <text:p>121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22]*128)+([.M22]*64)+([.N22]*32)+([.O22]*16)+([.P22]*8)+([.Q22]*4)+([.R22]*2)+([.S22]*1)" office:value-type="float" office:value="95" calcext:value-type="float">
            <text:p>95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22]*128)+([.V22]*64)+([.W22]*32)+([.X22]*16)+([.Y22]*8)+([.Z22]*4)+([.AA22]*2)+([.AB22]*1)" office:value-type="float" office:value="38" calcext:value-type="float">
            <text:p>38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22]*128)+([.AE22]*64)+([.AF22]*32)+([.AG22]*16)+([.AH22]*8)+([.AI22]*4)+([.AJ22]*2)+([.AK22]*1)" office:value-type="float" office:value="97" calcext:value-type="float">
            <text:p>97</text:p>
          </table:table-cell>
          <table:table-cell table:number-columns-repeated="3" table:style-name="ce38" office:value-type="float" office:value="255" calcext:value-type="float">
            <text:p>255</text:p>
          </table:table-cell>
          <table:table-cell table:style-name="ce40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31-19-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23]*128)+([.D23]*64)+([.E23]*32)+([.F23]*16)+([.G23]*8)+([.H23]*4)+([.I23]*2)+([.J23]*1)" office:value-type="float" office:value="121" calcext:value-type="float">
            <text:p>121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23]*128)+([.M23]*64)+([.N23]*32)+([.O23]*16)+([.P23]*8)+([.Q23]*4)+([.R23]*2)+([.S23]*1)" office:value-type="float" office:value="95" calcext:value-type="float">
            <text:p>95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23]*128)+([.V23]*64)+([.W23]*32)+([.X23]*16)+([.Y23]*8)+([.Z23]*4)+([.AA23]*2)+([.AB23]*1)" office:value-type="float" office:value="39" calcext:value-type="float">
            <text:p>39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23]*128)+([.AE23]*64)+([.AF23]*32)+([.AG23]*16)+([.AH23]*8)+([.AI23]*4)+([.AJ23]*2)+([.AK23]*1)" office:value-type="float" office:value="144" calcext:value-type="float">
            <text:p>144</text:p>
          </table:table-cell>
          <table:table-cell table:number-columns-repeated="3" table:style-name="ce37" office:value-type="float" office:value="255" calcext:value-type="float">
            <text:p>255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31-19-2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.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/>
          <table:table-cell table:style-name="ce33" table:formula="of:=([.C24]*128)+([.D24]*64)+([.E24]*32)+([.F24]*16)+([.G24]*8)+([.H24]*4)+([.I24]*2)+([.J24]*1)" office:value-type="float" office:value="121" calcext:value-type="float">
            <text:p>121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24]*128)+([.M24]*64)+([.N24]*32)+([.O24]*16)+([.P24]*8)+([.Q24]*4)+([.R24]*2)+([.S24]*1)" office:value-type="float" office:value="95" calcext:value-type="float">
            <text:p>95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24]*128)+([.V24]*64)+([.W24]*32)+([.X24]*16)+([.Y24]*8)+([.Z24]*4)+([.AA24]*2)+([.AB24]*1)" office:value-type="float" office:value="39" calcext:value-type="float">
            <text:p>39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24]*128)+([.AE24]*64)+([.AF24]*32)+([.AG24]*16)+([.AH24]*8)+([.AI24]*4)+([.AJ24]*2)+([.AK24]*1)" office:value-type="float" office:value="159" calcext:value-type="float">
            <text:p>159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41" office:value-type="float" office:value="240" calcext:value-type="float">
            <text:p>24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 31-19-25-<text:span text:style-name="T1">U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.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.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2" table:formula="of:=([.C25]*128)+([.D25]*64)+([.E25]*32)+([.F25]*16)+([.G25]*8)+([.H25]*4)+([.I25]*2)+([.J25]*1)" office:value-type="float" office:value="121" calcext:value-type="float">
            <text:p>121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25]*128)+([.M25]*64)+([.N25]*32)+([.O25]*16)+([.P25]*8)+([.Q25]*4)+([.R25]*2)+([.S25]*1)" office:value-type="float" office:value="95" calcext:value-type="float">
            <text:p>95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25]*128)+([.V25]*64)+([.W25]*32)+([.X25]*16)+([.Y25]*8)+([.Z25]*4)+([.AA25]*2)+([.AB25]*1)" office:value-type="float" office:value="39" calcext:value-type="float">
            <text:p>39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25]*128)+([.AE25]*64)+([.AF25]*32)+([.AG25]*16)+([.AH25]*8)+([.AI25]*4)+([.AJ25]*2)+([.AK25]*1)" office:value-type="float" office:value="158" calcext:value-type="float">
            <text:p>158</text:p>
          </table:table-cell>
          <table:table-cell table:number-columns-repeated="3" table:style-name="ce38" office:value-type="float" office:value="255" calcext:value-type="float">
            <text:p>255</text:p>
          </table:table-cell>
          <table:table-cell table:style-name="ce40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R 31-12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7"/>
          <table:table-cell table:style-name="ce31" table:formula="of:=([.C26]*128)+([.D26]*64)+([.E26]*32)+([.F26]*16)+([.G26]*8)+([.H26]*4)+([.I26]*2)+([.J26]*1)" office:value-type="float" office:value="121" calcext:value-type="float">
            <text:p>121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L26]*128)+([.M26]*64)+([.N26]*32)+([.O26]*16)+([.P26]*8)+([.Q26]*4)+([.R26]*2)+([.S26]*1)" office:value-type="float" office:value="95" calcext:value-type="float">
            <text:p>95</text:p>
          </table:table-cell>
          <table:table-cell table:style-name="ce31" office:value-type="string" calcext:value-type="string">
            <text:p>.</text:p>
          </table:table-cell>
          <table:table-cell table:style-name="ce31" table:formula="of:=([.U26]*128)+([.V26]*64)+([.W26]*32)+([.X26]*16)+([.Y26]*8)+([.Z26]*4)+([.AA26]*2)+([.AB26]*1)" office:value-type="float" office:value="242" calcext:value-type="float">
            <text:p>242</text:p>
          </table:table-cell>
          <table:table-cell table:style-name="ce31" office:value-type="string" calcext:value-type="string">
            <text:p>.</text:p>
          </table:table-cell>
          <table:table-cell table:style-name="ce34" table:formula="of:=([.AD26]*128)+([.AE26]*64)+([.AF26]*32)+([.AG26]*16)+([.AH26]*8)+([.AI26]*4)+([.AJ26]*2)+([.AK26]*1)" office:value-type="float" office:value="0" calcext:value-type="float">
            <text:p>0</text:p>
          </table:table-cell>
          <table:table-cell table:number-columns-repeated="2" table:style-name="ce37" office:value-type="float" office:value="255" calcext:value-type="float">
            <text:p>255</text:p>
          </table:table-cell>
          <table:table-cell table:style-name="ce37" office:value-type="float" office:value="254" calcext:value-type="float">
            <text:p>25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C 31-12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.</text:p>
          </table:table-cell>
          <table:table-cell table:number-columns-repeated="8" table:style-name="ce24" office:value-type="float" office:value="1" calcext:value-type="float">
            <text:p>1</text:p>
          </table:table-cell>
          <table:table-cell/>
          <table:table-cell table:style-name="ce33" table:formula="of:=([.C27]*128)+([.D27]*64)+([.E27]*32)+([.F27]*16)+([.G27]*8)+([.H27]*4)+([.I27]*2)+([.J27]*1)" office:value-type="float" office:value="121" calcext:value-type="float">
            <text:p>121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27]*128)+([.M27]*64)+([.N27]*32)+([.O27]*16)+([.P27]*8)+([.Q27]*4)+([.R27]*2)+([.S27]*1)" office:value-type="float" office:value="95" calcext:value-type="float">
            <text:p>95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27]*128)+([.V27]*64)+([.W27]*32)+([.X27]*16)+([.Y27]*8)+([.Z27]*4)+([.AA27]*2)+([.AB27]*1)" office:value-type="float" office:value="243" calcext:value-type="float">
            <text:p>243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27]*128)+([.AE27]*64)+([.AF27]*32)+([.AG27]*16)+([.AH27]*8)+([.AI27]*4)+([.AJ27]*2)+([.AK27]*1)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H 31-121-<text:span text:style-name="T1">44</text:span>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.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.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/>
          <table:table-cell table:style-name="ce33" table:formula="of:=([.C28]*128)+([.D28]*64)+([.E28]*32)+([.F28]*16)+([.G28]*8)+([.H28]*4)+([.I28]*2)+([.J28]*1)" office:value-type="float" office:value="121" calcext:value-type="float">
            <text:p>121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L28]*128)+([.M28]*64)+([.N28]*32)+([.O28]*16)+([.P28]*8)+([.Q28]*4)+([.R28]*2)+([.S28]*1)" office:value-type="float" office:value="95" calcext:value-type="float">
            <text:p>95</text:p>
          </table:table-cell>
          <table:table-cell table:style-name="ce33" office:value-type="string" calcext:value-type="string">
            <text:p>.</text:p>
          </table:table-cell>
          <table:table-cell table:style-name="ce33" table:formula="of:=([.U28]*128)+([.V28]*64)+([.W28]*32)+([.X28]*16)+([.Y28]*8)+([.Z28]*4)+([.AA28]*2)+([.AB28]*1)" office:value-type="float" office:value="242" calcext:value-type="float">
            <text:p>242</text:p>
          </table:table-cell>
          <table:table-cell table:style-name="ce33" office:value-type="string" calcext:value-type="string">
            <text:p>.</text:p>
          </table:table-cell>
          <table:table-cell table:style-name="ce36" table:formula="of:=([.AD28]*128)+([.AE28]*64)+([.AF28]*32)+([.AG28]*16)+([.AH28]*8)+([.AI28]*4)+([.AJ28]*2)+([.AK28]*1)" office:value-type="float" office:value="44" calcext:value-type="float">
            <text:p>4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H 31-121-<text:span text:style-name="T1">101</text:span>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.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2" table:formula="of:=([.C29]*128)+([.D29]*64)+([.E29]*32)+([.F29]*16)+([.G29]*8)+([.H29]*4)+([.I29]*2)+([.J29]*1)" office:value-type="float" office:value="121" calcext:value-type="float">
            <text:p>121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L29]*128)+([.M29]*64)+([.N29]*32)+([.O29]*16)+([.P29]*8)+([.Q29]*4)+([.R29]*2)+([.S29]*1)" office:value-type="float" office:value="95" calcext:value-type="float">
            <text:p>95</text:p>
          </table:table-cell>
          <table:table-cell table:style-name="ce32" office:value-type="string" calcext:value-type="string">
            <text:p>.</text:p>
          </table:table-cell>
          <table:table-cell table:style-name="ce32" table:formula="of:=([.U29]*128)+([.V29]*64)+([.W29]*32)+([.X29]*16)+([.Y29]*8)+([.Z29]*4)+([.AA29]*2)+([.AB29]*1)" office:value-type="float" office:value="242" calcext:value-type="float">
            <text:p>242</text:p>
          </table:table-cell>
          <table:table-cell table:style-name="ce32" office:value-type="string" calcext:value-type="string">
            <text:p>.</text:p>
          </table:table-cell>
          <table:table-cell table:style-name="ce35" table:formula="of:=([.AD29]*128)+([.AE29]*64)+([.AF29]*32)+([.AG29]*16)+([.AH29]*8)+([.AI29]*4)+([.AJ29]*2)+([.AK29]*1)" office:value-type="float" office:value="101" calcext:value-type="float">
            <text:p>101</text:p>
          </table:table-cell>
          <table:table-cell table:number-columns-repeated="2" table:style-name="ce38" office:value-type="float" office:value="255" calcext:value-type="float">
            <text:p>255</text:p>
          </table:table-cell>
          <table:table-cell table:style-name="ce38" office:value-type="float" office:value="254" calcext:value-type="float">
            <text:p>25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/>
          <table:table-cell table:formula="of:=([.C32]*128)+([.D32]*64)+([.E32]*32)+([.F32]*16)+([.G32]*8)+([.H32]*4)+([.I32]*2)+([.J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L32]*128)+([.M32]*64)+([.N32]*32)+([.O32]*16)+([.P32]*8)+([.Q32]*4)+([.R32]*2)+([.S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U32]*128)+([.V32]*64)+([.W32]*32)+([.X32]*16)+([.Y32]*8)+([.Z32]*4)+([.AA32]*2)+([.AB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AD32]*128)+([.AE32]*64)+([.AF32]*32)+([.AG32]*16)+([.AH32]*8)+([.AI32]*4)+([.AJ32]*2)+([.AK32]*1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43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87.160.0.0-11" table:style-name="ta1">
        <table:table-column table:style-name="co1" table:default-cell-style-name="Default"/>
        <table:table-column table:style-name="co2" table:default-cell-style-name="ce50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4" table:default-cell-style-name="ce50"/>
        <table:table-column table:style-name="co1" table:number-columns-repeated="2" table:default-cell-style-name="Default"/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1" table:number-rows-spanned="1">
            <text:p>REDE</text:p>
          </table:table-cell>
          <table:covered-table-cell table:number-columns-repeated="10" table:style-name="ce56"/>
          <table:table-cell table:number-columns-repeated="25"/>
          <table:table-cell table:style-name="ce78" office:value-type="string" calcext:value-type="string" table:number-columns-spanned="7" table:number-rows-spanned="1">
            <text:p>IP</text:p>
          </table:table-cell>
          <table:covered-table-cell table:number-columns-repeated="6"/>
          <table:table-cell table:style-name="ce78" office:value-type="string" calcext:value-type="string" table:number-columns-spanned="4" table:number-rows-spanned="1">
            <text:p>Máscar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87.160.0.0/11</text:p>
          </table:table-cell>
          <table:table-cell table:style-name="ce55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.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table:style-name="ce79" table:formula="of:=([.C3]*128)+([.D3]*64)+([.E3]*32)+([.F3]*16)+([.G3]*8)+([.H3]*4)+([.I3]*2)+([.J3]*1)" office:value-type="float" office:value="87" calcext:value-type="float">
            <text:p>87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L3]*128)+([.M3]*64)+([.N3]*32)+([.O3]*16)+([.P3]*8)+([.Q3]*4)+([.R3]*2)+([.S3]*1)" office:value-type="float" office:value="160" calcext:value-type="float">
            <text:p>160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U3]*128)+([.V3]*64)+([.W3]*32)+([.X3]*16)+([.Y3]*8)+([.Z3]*4)+([.AA3]*2)+([.AB3]*1)" office:value-type="float" office:value="0" calcext:value-type="float">
            <text:p>0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AD3]*128)+([.AE3]*64)+([.AF3]*32)+([.AG3]*16)+([.AH3]*8)+([.AI3]*4)+([.AJ3]*2)+([.AK3]*1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/>
          <table:table-cell table:number-columns-repeated="9"/>
          <table:table-cell table:style-name="ce56"/>
          <table:table-cell table:number-columns-repeated="25"/>
          <table:table-cell table:style-name="ce79" table:number-columns-repeated="7"/>
          <table:table-cell table:number-columns-repeated="6"/>
        </table:table-row>
        <table:table-row table:style-name="ro1">
          <table:table-cell/>
          <table:table-cell table:style-name="ce51" office:value-type="string" calcext:value-type="string">
            <text:p>SR 1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5]*128)+([.D5]*64)+([.E5]*32)+([.F5]*16)+([.G5]*8)+([.H5]*4)+([.I5]*2)+([.J5]*1)" office:value-type="float" office:value="87" calcext:value-type="float">
            <text:p>8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5]*128)+([.M5]*64)+([.N5]*32)+([.O5]*16)+([.P5]*8)+([.Q5]*4)+([.R5]*2)+([.S5]*1)" office:value-type="float" office:value="166" calcext:value-type="float">
            <text:p>166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5]*128)+([.V5]*64)+([.W5]*32)+([.X5]*16)+([.Y5]*8)+([.Z5]*4)+([.AA5]*2)+([.AB5]*1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5]*128)+([.AE5]*64)+([.AF5]*32)+([.AG5]*16)+([.AH5]*8)+([.AI5]*4)+([.AJ5]*2)+([.AK5]*1)" office:value-type="float" office:value="0" calcext:value-type="float">
            <text:p>0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BC 1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7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6]*128)+([.D6]*64)+([.E6]*32)+([.F6]*16)+([.G6]*8)+([.H6]*4)+([.I6]*2)+([.J6]*1)" office:value-type="float" office:value="87" calcext:value-type="float">
            <text:p>8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6]*128)+([.M6]*64)+([.N6]*32)+([.O6]*16)+([.P6]*8)+([.Q6]*4)+([.R6]*2)+([.S6]*1)" office:value-type="float" office:value="166" calcext:value-type="float">
            <text:p>166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6]*128)+([.V6]*64)+([.W6]*32)+([.X6]*16)+([.Y6]*8)+([.Z6]*4)+([.AA6]*2)+([.AB6]*1)" office:value-type="float" office:value="127" calcext:value-type="float">
            <text:p>12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6]*128)+([.AE6]*64)+([.AF6]*32)+([.AG6]*16)+([.AH6]*8)+([.AI6]*4)+([.AJ6]*2)+([.AK6]*1)" office:value-type="float" office:value="255" calcext:value-type="float">
            <text:p>255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12-15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.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7]*128)+([.D7]*64)+([.E7]*32)+([.F7]*16)+([.G7]*8)+([.H7]*4)+([.I7]*2)+([.J7]*1)" office:value-type="float" office:value="87" calcext:value-type="float">
            <text:p>8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7]*128)+([.M7]*64)+([.N7]*32)+([.O7]*16)+([.P7]*8)+([.Q7]*4)+([.R7]*2)+([.S7]*1)" office:value-type="float" office:value="166" calcext:value-type="float">
            <text:p>166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7]*128)+([.V7]*64)+([.W7]*32)+([.X7]*16)+([.Y7]*8)+([.Z7]*4)+([.AA7]*2)+([.AB7]*1)" office:value-type="float" office:value="38" calcext:value-type="float">
            <text:p>38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7]*128)+([.AE7]*64)+([.AF7]*32)+([.AG7]*16)+([.AH7]*8)+([.AI7]*4)+([.AJ7]*2)+([.AK7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12-152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string" calcext:value-type="string">
            <text:p>.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6" table:style-name="ce105" office:value-type="float" office:value="1" calcext:value-type="float">
            <text:p>1</text:p>
          </table:table-cell>
          <table:table-cell/>
          <table:table-cell table:style-name="ce82" table:formula="of:=([.C8]*128)+([.D8]*64)+([.E8]*32)+([.F8]*16)+([.G8]*8)+([.H8]*4)+([.I8]*2)+([.J8]*1)" office:value-type="float" office:value="87" calcext:value-type="float">
            <text:p>8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8]*128)+([.M8]*64)+([.N8]*32)+([.O8]*16)+([.P8]*8)+([.Q8]*4)+([.R8]*2)+([.S8]*1)" office:value-type="float" office:value="166" calcext:value-type="float">
            <text:p>166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8]*128)+([.V8]*64)+([.W8]*32)+([.X8]*16)+([.Y8]*8)+([.Z8]*4)+([.AA8]*2)+([.AB8]*1)" office:value-type="float" office:value="38" calcext:value-type="float">
            <text:p>38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8]*128)+([.AE8]*64)+([.AF8]*32)+([.AG8]*16)+([.AH8]*8)+([.AI8]*4)+([.AJ8]*2)+([.AK8]*1)" office:value-type="float" office:value="63" calcext:value-type="float">
            <text:p>63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/>
          <table:table-cell table:style-name="ce53" office:value-type="string" calcext:value-type="string">
            <text:p>H 12-152-<text:span text:style-name="T2">16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string" calcext:value-type="string">
            <text:p>.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/>
          <table:table-cell table:style-name="ce82" table:formula="of:=([.C9]*128)+([.D9]*64)+([.E9]*32)+([.F9]*16)+([.G9]*8)+([.H9]*4)+([.I9]*2)+([.J9]*1)" office:value-type="float" office:value="87" calcext:value-type="float">
            <text:p>8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9]*128)+([.M9]*64)+([.N9]*32)+([.O9]*16)+([.P9]*8)+([.Q9]*4)+([.R9]*2)+([.S9]*1)" office:value-type="float" office:value="166" calcext:value-type="float">
            <text:p>166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9]*128)+([.V9]*64)+([.W9]*32)+([.X9]*16)+([.Y9]*8)+([.Z9]*4)+([.AA9]*2)+([.AB9]*1)" office:value-type="float" office:value="38" calcext:value-type="float">
            <text:p>38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9]*128)+([.AE9]*64)+([.AF9]*32)+([.AG9]*16)+([.AH9]*8)+([.AI9]*4)+([.AJ9]*2)+([.AK9]*1)" office:value-type="float" office:value="16" calcext:value-type="float">
            <text:p>16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/>
          <table:table-cell table:style-name="ce52" office:value-type="string" calcext:value-type="string">
            <text:p>H 12-152-<text:span text:style-name="T2">U</text:span>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string" calcext:value-type="string">
            <text:p>.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5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style-name="ce81" table:formula="of:=([.C10]*128)+([.D10]*64)+([.E10]*32)+([.F10]*16)+([.G10]*8)+([.H10]*4)+([.I10]*2)+([.J10]*1)" office:value-type="float" office:value="87" calcext:value-type="float">
            <text:p>8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0]*128)+([.M10]*64)+([.N10]*32)+([.O10]*16)+([.P10]*8)+([.Q10]*4)+([.R10]*2)+([.S10]*1)" office:value-type="float" office:value="166" calcext:value-type="float">
            <text:p>166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0]*128)+([.V10]*64)+([.W10]*32)+([.X10]*16)+([.Y10]*8)+([.Z10]*4)+([.AA10]*2)+([.AB10]*1)" office:value-type="float" office:value="38" calcext:value-type="float">
            <text:p>38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0]*128)+([.AE10]*64)+([.AF10]*32)+([.AG10]*16)+([.AH10]*8)+([.AI10]*4)+([.AJ10]*2)+([.AK10]*1)" office:value-type="float" office:value="62" calcext:value-type="float">
            <text:p>62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12-3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.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1]*128)+([.D11]*64)+([.E11]*32)+([.F11]*16)+([.G11]*8)+([.H11]*4)+([.I11]*2)+([.J11]*1)" office:value-type="float" office:value="87" calcext:value-type="float">
            <text:p>8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1]*128)+([.M11]*64)+([.N11]*32)+([.O11]*16)+([.P11]*8)+([.Q11]*4)+([.R11]*2)+([.S11]*1)" office:value-type="float" office:value="166" calcext:value-type="float">
            <text:p>166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1]*128)+([.V11]*64)+([.W11]*32)+([.X11]*16)+([.Y11]*8)+([.Z11]*4)+([.AA11]*2)+([.AB11]*1)" office:value-type="float" office:value="75" calcext:value-type="float">
            <text:p>75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1]*128)+([.AE11]*64)+([.AF11]*32)+([.AG11]*16)+([.AH11]*8)+([.AI11]*4)+([.AJ11]*2)+([.AK11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12-300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.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6" table:style-name="ce105" office:value-type="float" office:value="1" calcext:value-type="float">
            <text:p>1</text:p>
          </table:table-cell>
          <table:table-cell/>
          <table:table-cell table:style-name="ce82" table:formula="of:=([.C12]*128)+([.D12]*64)+([.E12]*32)+([.F12]*16)+([.G12]*8)+([.H12]*4)+([.I12]*2)+([.J12]*1)" office:value-type="float" office:value="87" calcext:value-type="float">
            <text:p>8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12]*128)+([.M12]*64)+([.N12]*32)+([.O12]*16)+([.P12]*8)+([.Q12]*4)+([.R12]*2)+([.S12]*1)" office:value-type="float" office:value="166" calcext:value-type="float">
            <text:p>166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12]*128)+([.V12]*64)+([.W12]*32)+([.X12]*16)+([.Y12]*8)+([.Z12]*4)+([.AA12]*2)+([.AB12]*1)" office:value-type="float" office:value="75" calcext:value-type="float">
            <text:p>75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12]*128)+([.AE12]*64)+([.AF12]*32)+([.AG12]*16)+([.AH12]*8)+([.AI12]*4)+([.AJ12]*2)+([.AK12]*1)" office:value-type="float" office:value="63" calcext:value-type="float">
            <text:p>63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/>
          <table:table-cell table:style-name="ce53" office:value-type="string" calcext:value-type="string">
            <text:p>H 12-300-<text:span text:style-name="T2">1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.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table:style-name="ce82" table:formula="of:=([.C13]*128)+([.D13]*64)+([.E13]*32)+([.F13]*16)+([.G13]*8)+([.H13]*4)+([.I13]*2)+([.J13]*1)" office:value-type="float" office:value="87" calcext:value-type="float">
            <text:p>8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13]*128)+([.M13]*64)+([.N13]*32)+([.O13]*16)+([.P13]*8)+([.Q13]*4)+([.R13]*2)+([.S13]*1)" office:value-type="float" office:value="166" calcext:value-type="float">
            <text:p>166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13]*128)+([.V13]*64)+([.W13]*32)+([.X13]*16)+([.Y13]*8)+([.Z13]*4)+([.AA13]*2)+([.AB13]*1)" office:value-type="float" office:value="75" calcext:value-type="float">
            <text:p>75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13]*128)+([.AE13]*64)+([.AF13]*32)+([.AG13]*16)+([.AH13]*8)+([.AI13]*4)+([.AJ13]*2)+([.AK13]*1)" office:value-type="float" office:value="1" calcext:value-type="float">
            <text:p>1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12-300-<text:span text:style-name="T2">29</text:span>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.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14]*128)+([.D14]*64)+([.E14]*32)+([.F14]*16)+([.G14]*8)+([.H14]*4)+([.I14]*2)+([.J14]*1)" office:value-type="float" office:value="87" calcext:value-type="float">
            <text:p>8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4]*128)+([.M14]*64)+([.N14]*32)+([.O14]*16)+([.P14]*8)+([.Q14]*4)+([.R14]*2)+([.S14]*1)" office:value-type="float" office:value="166" calcext:value-type="float">
            <text:p>166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4]*128)+([.V14]*64)+([.W14]*32)+([.X14]*16)+([.Y14]*8)+([.Z14]*4)+([.AA14]*2)+([.AB14]*1)" office:value-type="float" office:value="75" calcext:value-type="float">
            <text:p>75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4]*128)+([.AE14]*64)+([.AF14]*32)+([.AG14]*16)+([.AH14]*8)+([.AI14]*4)+([.AJ14]*2)+([.AK14]*1)" office:value-type="float" office:value="29" calcext:value-type="float">
            <text:p>2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/>
          <table:table-cell table:number-columns-repeated="9"/>
          <table:table-cell table:style-name="ce56"/>
          <table:table-cell table:style-name="ce64"/>
          <table:table-cell table:style-name="ce95" table:number-columns-repeated="23"/>
          <table:table-cell/>
          <table:table-cell table:style-name="ce79" table:number-columns-repeated="7"/>
          <table:table-cell table:style-name="ce107" table:number-columns-repeated="4"/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6]*128)+([.D16]*64)+([.E16]*32)+([.F16]*16)+([.G16]*8)+([.H16]*4)+([.I16]*2)+([.J16]*1)" office:value-type="float" office:value="87" calcext:value-type="float">
            <text:p>8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6]*128)+([.M16]*64)+([.N16]*32)+([.O16]*16)+([.P16]*8)+([.Q16]*4)+([.R16]*2)+([.S16]*1)" office:value-type="float" office:value="175" calcext:value-type="float">
            <text:p>17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6]*128)+([.V16]*64)+([.W16]*32)+([.X16]*16)+([.Y16]*8)+([.Z16]*4)+([.AA16]*2)+([.AB16]*1)" office:value-type="float" office:value="128" calcext:value-type="float">
            <text:p>128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6]*128)+([.AE16]*64)+([.AF16]*32)+([.AG16]*16)+([.AH16]*8)+([.AI16]*4)+([.AJ16]*2)+([.AK16]*1)" office:value-type="float" office:value="0" calcext:value-type="float">
            <text:p>0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BC 3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4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7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17]*128)+([.D17]*64)+([.E17]*32)+([.F17]*16)+([.G17]*8)+([.H17]*4)+([.I17]*2)+([.J17]*1)" office:value-type="float" office:value="87" calcext:value-type="float">
            <text:p>8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7]*128)+([.M17]*64)+([.N17]*32)+([.O17]*16)+([.P17]*8)+([.Q17]*4)+([.R17]*2)+([.S17]*1)" office:value-type="float" office:value="175" calcext:value-type="float">
            <text:p>17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7]*128)+([.V17]*64)+([.W17]*32)+([.X17]*16)+([.Y17]*8)+([.Z17]*4)+([.AA17]*2)+([.AB17]*1)" office:value-type="float" office:value="255" calcext:value-type="float">
            <text:p>255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7]*128)+([.AE17]*64)+([.AF17]*32)+([.AG17]*16)+([.AH17]*8)+([.AI17]*4)+([.AJ17]*2)+([.AK17]*1)" office:value-type="float" office:value="255" calcext:value-type="float">
            <text:p>255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8]*128)+([.D18]*64)+([.E18]*32)+([.F18]*16)+([.G18]*8)+([.H18]*4)+([.I18]*2)+([.J18]*1)" office:value-type="float" office:value="87" calcext:value-type="float">
            <text:p>8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8]*128)+([.M18]*64)+([.N18]*32)+([.O18]*16)+([.P18]*8)+([.Q18]*4)+([.R18]*2)+([.S18]*1)" office:value-type="float" office:value="175" calcext:value-type="float">
            <text:p>17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8]*128)+([.V18]*64)+([.W18]*32)+([.X18]*16)+([.Y18]*8)+([.Z18]*4)+([.AA18]*2)+([.AB18]*1)" office:value-type="float" office:value="147" calcext:value-type="float">
            <text:p>147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8]*128)+([.AE18]*64)+([.AF18]*32)+([.AG18]*16)+([.AH18]*8)+([.AI18]*4)+([.AJ18]*2)+([.AK18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/>
          <table:table-cell office:value-type="string" calcext:value-type="string">
            <text:p>'</text:p>
          </table:table-cell>
        </table:table-row>
        <table:table-row table:style-name="ro1">
          <table:table-cell/>
          <table:table-cell table:style-name="ce52" office:value-type="string" calcext:value-type="string">
            <text:p>BC 31-19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4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19]*128)+([.D19]*64)+([.E19]*32)+([.F19]*16)+([.G19]*8)+([.H19]*4)+([.I19]*2)+([.J19]*1)" office:value-type="float" office:value="87" calcext:value-type="float">
            <text:p>8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9]*128)+([.M19]*64)+([.N19]*32)+([.O19]*16)+([.P19]*8)+([.Q19]*4)+([.R19]*2)+([.S19]*1)" office:value-type="float" office:value="175" calcext:value-type="float">
            <text:p>17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9]*128)+([.V19]*64)+([.W19]*32)+([.X19]*16)+([.Y19]*8)+([.Z19]*4)+([.AA19]*2)+([.AB19]*1)" office:value-type="float" office:value="147" calcext:value-type="float">
            <text:p>14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9]*128)+([.AE19]*64)+([.AF19]*32)+([.AG19]*16)+([.AH19]*8)+([.AI19]*4)+([.AJ19]*2)+([.AK19]*1)" office:value-type="float" office:value="255" calcext:value-type="float">
            <text:p>2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-6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102" office:value-type="string" calcext:value-type="string">
            <text:p>.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0]*128)+([.D20]*64)+([.E20]*32)+([.F20]*16)+([.G20]*8)+([.H20]*4)+([.I20]*2)+([.J20]*1)" office:value-type="float" office:value="87" calcext:value-type="float">
            <text:p>8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0]*128)+([.M20]*64)+([.N20]*32)+([.O20]*16)+([.P20]*8)+([.Q20]*4)+([.R20]*2)+([.S20]*1)" office:value-type="float" office:value="175" calcext:value-type="float">
            <text:p>17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0]*128)+([.V20]*64)+([.W20]*32)+([.X20]*16)+([.Y20]*8)+([.Z20]*4)+([.AA20]*2)+([.AB20]*1)" office:value-type="float" office:value="147" calcext:value-type="float">
            <text:p>147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0]*128)+([.AE20]*64)+([.AF20]*32)+([.AG20]*16)+([.AH20]*8)+([.AI20]*4)+([.AJ20]*2)+([.AK20]*1)" office:value-type="float" office:value="48" calcext:value-type="float">
            <text:p>4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9-6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3" office:value-type="string" calcext:value-type="string">
            <text:p>.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/>
          <table:table-cell table:style-name="ce82" table:formula="of:=([.C21]*128)+([.D21]*64)+([.E21]*32)+([.F21]*16)+([.G21]*8)+([.H21]*4)+([.I21]*2)+([.J21]*1)" office:value-type="float" office:value="87" calcext:value-type="float">
            <text:p>8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1]*128)+([.M21]*64)+([.N21]*32)+([.O21]*16)+([.P21]*8)+([.Q21]*4)+([.R21]*2)+([.S21]*1)" office:value-type="float" office:value="175" calcext:value-type="float">
            <text:p>175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1]*128)+([.V21]*64)+([.W21]*32)+([.X21]*16)+([.Y21]*8)+([.Z21]*4)+([.AA21]*2)+([.AB21]*1)" office:value-type="float" office:value="147" calcext:value-type="float">
            <text:p>147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1]*128)+([.AE21]*64)+([.AF21]*32)+([.AG21]*16)+([.AH21]*8)+([.AI21]*4)+([.AJ21]*2)+([.AK21]*1)" office:value-type="float" office:value="55" calcext:value-type="float">
            <text:p>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9-6-<text:span text:style-name="T2">1</text:span>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4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04" office:value-type="string" calcext:value-type="string">
            <text:p>.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22]*128)+([.D22]*64)+([.E22]*32)+([.F22]*16)+([.G22]*8)+([.H22]*4)+([.I22]*2)+([.J22]*1)" office:value-type="float" office:value="87" calcext:value-type="float">
            <text:p>8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2]*128)+([.M22]*64)+([.N22]*32)+([.O22]*16)+([.P22]*8)+([.Q22]*4)+([.R22]*2)+([.S22]*1)" office:value-type="float" office:value="175" calcext:value-type="float">
            <text:p>17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2]*128)+([.V22]*64)+([.W22]*32)+([.X22]*16)+([.Y22]*8)+([.Z22]*4)+([.AA22]*2)+([.AB22]*1)" office:value-type="float" office:value="147" calcext:value-type="float">
            <text:p>14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2]*128)+([.AE22]*64)+([.AF22]*32)+([.AG22]*16)+([.AH22]*8)+([.AI22]*4)+([.AJ22]*2)+([.AK22]*1)" office:value-type="float" office:value="49" calcext:value-type="float">
            <text:p>4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-2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102" office:value-type="string" calcext:value-type="string">
            <text:p>.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3]*128)+([.D23]*64)+([.E23]*32)+([.F23]*16)+([.G23]*8)+([.H23]*4)+([.I23]*2)+([.J23]*1)" office:value-type="float" office:value="87" calcext:value-type="float">
            <text:p>8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3]*128)+([.M23]*64)+([.N23]*32)+([.O23]*16)+([.P23]*8)+([.Q23]*4)+([.R23]*2)+([.S23]*1)" office:value-type="float" office:value="175" calcext:value-type="float">
            <text:p>17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3]*128)+([.V23]*64)+([.W23]*32)+([.X23]*16)+([.Y23]*8)+([.Z23]*4)+([.AA23]*2)+([.AB23]*1)" office:value-type="float" office:value="147" calcext:value-type="float">
            <text:p>147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3]*128)+([.AE23]*64)+([.AF23]*32)+([.AG23]*16)+([.AH23]*8)+([.AI23]*4)+([.AJ23]*2)+([.AK23]*1)" office:value-type="float" office:value="200" calcext:value-type="float">
            <text:p>20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9-25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3" office:value-type="string" calcext:value-type="string">
            <text:p>.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/>
          <table:table-cell table:style-name="ce82" table:formula="of:=([.C24]*128)+([.D24]*64)+([.E24]*32)+([.F24]*16)+([.G24]*8)+([.H24]*4)+([.I24]*2)+([.J24]*1)" office:value-type="float" office:value="87" calcext:value-type="float">
            <text:p>8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4]*128)+([.M24]*64)+([.N24]*32)+([.O24]*16)+([.P24]*8)+([.Q24]*4)+([.R24]*2)+([.S24]*1)" office:value-type="float" office:value="175" calcext:value-type="float">
            <text:p>175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4]*128)+([.V24]*64)+([.W24]*32)+([.X24]*16)+([.Y24]*8)+([.Z24]*4)+([.AA24]*2)+([.AB24]*1)" office:value-type="float" office:value="147" calcext:value-type="float">
            <text:p>147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4]*128)+([.AE24]*64)+([.AF24]*32)+([.AG24]*16)+([.AH24]*8)+([.AI24]*4)+([.AJ24]*2)+([.AK24]*1)" office:value-type="float" office:value="207" calcext:value-type="float">
            <text:p>207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9-25-<text:span text:style-name="T2">U</text:span>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4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04" office:value-type="string" calcext:value-type="string">
            <text:p>.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style-name="ce81" table:formula="of:=([.C25]*128)+([.D25]*64)+([.E25]*32)+([.F25]*16)+([.G25]*8)+([.H25]*4)+([.I25]*2)+([.J25]*1)" office:value-type="float" office:value="87" calcext:value-type="float">
            <text:p>8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5]*128)+([.M25]*64)+([.N25]*32)+([.O25]*16)+([.P25]*8)+([.Q25]*4)+([.R25]*2)+([.S25]*1)" office:value-type="float" office:value="175" calcext:value-type="float">
            <text:p>17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5]*128)+([.V25]*64)+([.W25]*32)+([.X25]*16)+([.Y25]*8)+([.Z25]*4)+([.AA25]*2)+([.AB25]*1)" office:value-type="float" office:value="147" calcext:value-type="float">
            <text:p>14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5]*128)+([.AE25]*64)+([.AF25]*32)+([.AG25]*16)+([.AH25]*8)+([.AI25]*4)+([.AJ25]*2)+([.AK25]*1)" office:value-type="float" office:value="206" calcext:value-type="float">
            <text:p>206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2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6]*128)+([.D26]*64)+([.E26]*32)+([.F26]*16)+([.G26]*8)+([.H26]*4)+([.I26]*2)+([.J26]*1)" office:value-type="float" office:value="87" calcext:value-type="float">
            <text:p>8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6]*128)+([.M26]*64)+([.N26]*32)+([.O26]*16)+([.P26]*8)+([.Q26]*4)+([.R26]*2)+([.S26]*1)" office:value-type="float" office:value="175" calcext:value-type="float">
            <text:p>17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6]*128)+([.V26]*64)+([.W26]*32)+([.X26]*16)+([.Y26]*8)+([.Z26]*4)+([.AA26]*2)+([.AB26]*1)" office:value-type="float" office:value="249" calcext:value-type="float">
            <text:p>249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6]*128)+([.AE26]*64)+([.AF26]*32)+([.AG26]*16)+([.AH26]*8)+([.AI26]*4)+([.AJ26]*2)+([.AK26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2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5" office:value-type="string" calcext:value-type="string">
            <text:p>.</text:p>
          </table:table-cell>
          <table:table-cell table:number-columns-repeated="8" table:style-name="ce105" office:value-type="float" office:value="1" calcext:value-type="float">
            <text:p>1</text:p>
          </table:table-cell>
          <table:table-cell/>
          <table:table-cell table:style-name="ce82" table:formula="of:=([.C27]*128)+([.D27]*64)+([.E27]*32)+([.F27]*16)+([.G27]*8)+([.H27]*4)+([.I27]*2)+([.J27]*1)" office:value-type="float" office:value="87" calcext:value-type="float">
            <text:p>8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7]*128)+([.M27]*64)+([.N27]*32)+([.O27]*16)+([.P27]*8)+([.Q27]*4)+([.R27]*2)+([.S27]*1)" office:value-type="float" office:value="175" calcext:value-type="float">
            <text:p>175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7]*128)+([.V27]*64)+([.W27]*32)+([.X27]*16)+([.Y27]*8)+([.Z27]*4)+([.AA27]*2)+([.AB27]*1)" office:value-type="float" office:value="249" calcext:value-type="float">
            <text:p>249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7]*128)+([.AE27]*64)+([.AF27]*32)+([.AG27]*16)+([.AH27]*8)+([.AI27]*4)+([.AJ27]*2)+([.AK27]*1)" office:value-type="float" office:value="255" calcext:value-type="float">
            <text:p>2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31-121-<text:span text:style-name="T2">44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5" office:value-type="string" calcext:value-type="string">
            <text:p>.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/>
          <table:table-cell table:style-name="ce82" table:formula="of:=([.C28]*128)+([.D28]*64)+([.E28]*32)+([.F28]*16)+([.G28]*8)+([.H28]*4)+([.I28]*2)+([.J28]*1)" office:value-type="float" office:value="87" calcext:value-type="float">
            <text:p>8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8]*128)+([.M28]*64)+([.N28]*32)+([.O28]*16)+([.P28]*8)+([.Q28]*4)+([.R28]*2)+([.S28]*1)" office:value-type="float" office:value="175" calcext:value-type="float">
            <text:p>175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8]*128)+([.V28]*64)+([.W28]*32)+([.X28]*16)+([.Y28]*8)+([.Z28]*4)+([.AA28]*2)+([.AB28]*1)" office:value-type="float" office:value="249" calcext:value-type="float">
            <text:p>249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8]*128)+([.AE28]*64)+([.AF28]*32)+([.AG28]*16)+([.AH28]*8)+([.AI28]*4)+([.AJ28]*2)+([.AK28]*1)" office:value-type="float" office:value="44" calcext:value-type="float">
            <text:p>44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21-<text:span text:style-name="T2">101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29]*128)+([.D29]*64)+([.E29]*32)+([.F29]*16)+([.G29]*8)+([.H29]*4)+([.I29]*2)+([.J29]*1)" office:value-type="float" office:value="87" calcext:value-type="float">
            <text:p>8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9]*128)+([.M29]*64)+([.N29]*32)+([.O29]*16)+([.P29]*8)+([.Q29]*4)+([.R29]*2)+([.S29]*1)" office:value-type="float" office:value="175" calcext:value-type="float">
            <text:p>17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9]*128)+([.V29]*64)+([.W29]*32)+([.X29]*16)+([.Y29]*8)+([.Z29]*4)+([.AA29]*2)+([.AB29]*1)" office:value-type="float" office:value="249" calcext:value-type="float">
            <text:p>249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9]*128)+([.AE29]*64)+([.AF29]*32)+([.AG29]*16)+([.AH29]*8)+([.AI29]*4)+([.AJ29]*2)+([.AK29]*1)" office:value-type="float" office:value="101" calcext:value-type="float">
            <text:p>101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table:formula="of:=([.C32]*128)+([.D32]*64)+([.E32]*32)+([.F32]*16)+([.G32]*8)+([.H32]*4)+([.I32]*2)+([.J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L32]*128)+([.M32]*64)+([.N32]*32)+([.O32]*16)+([.P32]*8)+([.Q32]*4)+([.R32]*2)+([.S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U32]*128)+([.V32]*64)+([.W32]*32)+([.X32]*16)+([.Y32]*8)+([.Z32]*4)+([.AA32]*2)+([.AB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AD32]*128)+([.AE32]*64)+([.AF32]*32)+([.AG32]*16)+([.AH32]*8)+([.AI32]*4)+([.AJ32]*2)+([.AK32]*1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51"/>
        </table:table-row>
        <table:table-row table:style-name="ro4">
          <table:table-cell/>
          <table:table-cell table:style-name="ce91"/>
          <table:table-cell table:number-columns-repeated="49"/>
        </table:table-row>
        <table:table-row table:style-name="ro1" table:number-rows-repeated="104854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39.192.0.0-11" table:style-name="ta1">
        <table:table-column table:style-name="co1" table:default-cell-style-name="Default"/>
        <table:table-column table:style-name="co2" table:default-cell-style-name="ce50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4" table:default-cell-style-name="ce50"/>
        <table:table-column table:style-name="co1" table:number-columns-repeated="2" table:default-cell-style-name="Default"/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1" table:number-rows-spanned="1">
            <text:p>REDE</text:p>
          </table:table-cell>
          <table:covered-table-cell table:number-columns-repeated="10" table:style-name="ce56"/>
          <table:table-cell table:number-columns-repeated="25"/>
          <table:table-cell table:style-name="ce78" office:value-type="string" calcext:value-type="string" table:number-columns-spanned="7" table:number-rows-spanned="1">
            <text:p>IP</text:p>
          </table:table-cell>
          <table:covered-table-cell table:number-columns-repeated="6"/>
          <table:table-cell table:style-name="ce78" office:value-type="string" calcext:value-type="string" table:number-columns-spanned="4" table:number-rows-spanned="1">
            <text:p>Máscar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9.192.0.0/11</text:p>
          </table:table-cell>
          <table:table-cell table:style-name="ce5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.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table:style-name="ce79" table:formula="of:=([.C3]*128)+([.D3]*64)+([.E3]*32)+([.F3]*16)+([.G3]*8)+([.H3]*4)+([.I3]*2)+([.J3]*1)" office:value-type="float" office:value="39" calcext:value-type="float">
            <text:p>39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L3]*128)+([.M3]*64)+([.N3]*32)+([.O3]*16)+([.P3]*8)+([.Q3]*4)+([.R3]*2)+([.S3]*1)" office:value-type="float" office:value="192" calcext:value-type="float">
            <text:p>192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U3]*128)+([.V3]*64)+([.W3]*32)+([.X3]*16)+([.Y3]*8)+([.Z3]*4)+([.AA3]*2)+([.AB3]*1)" office:value-type="float" office:value="0" calcext:value-type="float">
            <text:p>0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AD3]*128)+([.AE3]*64)+([.AF3]*32)+([.AG3]*16)+([.AH3]*8)+([.AI3]*4)+([.AJ3]*2)+([.AK3]*1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/>
          <table:table-cell table:number-columns-repeated="9"/>
          <table:table-cell table:style-name="ce56"/>
          <table:table-cell table:number-columns-repeated="25"/>
          <table:table-cell table:style-name="ce79" table:number-columns-repeated="7"/>
          <table:table-cell table:number-columns-repeated="6"/>
        </table:table-row>
        <table:table-row table:style-name="ro1">
          <table:table-cell/>
          <table:table-cell table:style-name="ce51" office:value-type="string" calcext:value-type="string">
            <text:p>SR 1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5]*128)+([.D5]*64)+([.E5]*32)+([.F5]*16)+([.G5]*8)+([.H5]*4)+([.I5]*2)+([.J5]*1)" office:value-type="float" office:value="39" calcext:value-type="float">
            <text:p>39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5]*128)+([.M5]*64)+([.N5]*32)+([.O5]*16)+([.P5]*8)+([.Q5]*4)+([.R5]*2)+([.S5]*1)" office:value-type="float" office:value="198" calcext:value-type="float">
            <text:p>198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5]*128)+([.V5]*64)+([.W5]*32)+([.X5]*16)+([.Y5]*8)+([.Z5]*4)+([.AA5]*2)+([.AB5]*1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5]*128)+([.AE5]*64)+([.AF5]*32)+([.AG5]*16)+([.AH5]*8)+([.AI5]*4)+([.AJ5]*2)+([.AK5]*1)" office:value-type="float" office:value="0" calcext:value-type="float">
            <text:p>0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BC 12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7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6]*128)+([.D6]*64)+([.E6]*32)+([.F6]*16)+([.G6]*8)+([.H6]*4)+([.I6]*2)+([.J6]*1)" office:value-type="float" office:value="39" calcext:value-type="float">
            <text:p>39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6]*128)+([.M6]*64)+([.N6]*32)+([.O6]*16)+([.P6]*8)+([.Q6]*4)+([.R6]*2)+([.S6]*1)" office:value-type="float" office:value="198" calcext:value-type="float">
            <text:p>198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6]*128)+([.V6]*64)+([.W6]*32)+([.X6]*16)+([.Y6]*8)+([.Z6]*4)+([.AA6]*2)+([.AB6]*1)" office:value-type="float" office:value="127" calcext:value-type="float">
            <text:p>12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6]*128)+([.AE6]*64)+([.AF6]*32)+([.AG6]*16)+([.AH6]*8)+([.AI6]*4)+([.AJ6]*2)+([.AK6]*1)" office:value-type="float" office:value="255" calcext:value-type="float">
            <text:p>255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12-15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.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7]*128)+([.D7]*64)+([.E7]*32)+([.F7]*16)+([.G7]*8)+([.H7]*4)+([.I7]*2)+([.J7]*1)" office:value-type="float" office:value="39" calcext:value-type="float">
            <text:p>39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7]*128)+([.M7]*64)+([.N7]*32)+([.O7]*16)+([.P7]*8)+([.Q7]*4)+([.R7]*2)+([.S7]*1)" office:value-type="float" office:value="198" calcext:value-type="float">
            <text:p>198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7]*128)+([.V7]*64)+([.W7]*32)+([.X7]*16)+([.Y7]*8)+([.Z7]*4)+([.AA7]*2)+([.AB7]*1)" office:value-type="float" office:value="38" calcext:value-type="float">
            <text:p>38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7]*128)+([.AE7]*64)+([.AF7]*32)+([.AG7]*16)+([.AH7]*8)+([.AI7]*4)+([.AJ7]*2)+([.AK7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12-152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string" calcext:value-type="string">
            <text:p>.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6" table:style-name="ce105" office:value-type="float" office:value="1" calcext:value-type="float">
            <text:p>1</text:p>
          </table:table-cell>
          <table:table-cell/>
          <table:table-cell table:style-name="ce82" table:formula="of:=([.C8]*128)+([.D8]*64)+([.E8]*32)+([.F8]*16)+([.G8]*8)+([.H8]*4)+([.I8]*2)+([.J8]*1)" office:value-type="float" office:value="39" calcext:value-type="float">
            <text:p>39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8]*128)+([.M8]*64)+([.N8]*32)+([.O8]*16)+([.P8]*8)+([.Q8]*4)+([.R8]*2)+([.S8]*1)" office:value-type="float" office:value="198" calcext:value-type="float">
            <text:p>198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8]*128)+([.V8]*64)+([.W8]*32)+([.X8]*16)+([.Y8]*8)+([.Z8]*4)+([.AA8]*2)+([.AB8]*1)" office:value-type="float" office:value="38" calcext:value-type="float">
            <text:p>38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8]*128)+([.AE8]*64)+([.AF8]*32)+([.AG8]*16)+([.AH8]*8)+([.AI8]*4)+([.AJ8]*2)+([.AK8]*1)" office:value-type="float" office:value="63" calcext:value-type="float">
            <text:p>63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12-152-<text:span text:style-name="T2">16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string" calcext:value-type="string">
            <text:p>.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/>
          <table:table-cell table:style-name="ce82" table:formula="of:=([.C9]*128)+([.D9]*64)+([.E9]*32)+([.F9]*16)+([.G9]*8)+([.H9]*4)+([.I9]*2)+([.J9]*1)" office:value-type="float" office:value="39" calcext:value-type="float">
            <text:p>39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9]*128)+([.M9]*64)+([.N9]*32)+([.O9]*16)+([.P9]*8)+([.Q9]*4)+([.R9]*2)+([.S9]*1)" office:value-type="float" office:value="198" calcext:value-type="float">
            <text:p>198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9]*128)+([.V9]*64)+([.W9]*32)+([.X9]*16)+([.Y9]*8)+([.Z9]*4)+([.AA9]*2)+([.AB9]*1)" office:value-type="float" office:value="38" calcext:value-type="float">
            <text:p>38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9]*128)+([.AE9]*64)+([.AF9]*32)+([.AG9]*16)+([.AH9]*8)+([.AI9]*4)+([.AJ9]*2)+([.AK9]*1)" office:value-type="float" office:value="16" calcext:value-type="float">
            <text:p>16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12-152-<text:span text:style-name="T2">U</text:span>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string" calcext:value-type="string">
            <text:p>.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5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style-name="ce81" table:formula="of:=([.C10]*128)+([.D10]*64)+([.E10]*32)+([.F10]*16)+([.G10]*8)+([.H10]*4)+([.I10]*2)+([.J10]*1)" office:value-type="float" office:value="39" calcext:value-type="float">
            <text:p>39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0]*128)+([.M10]*64)+([.N10]*32)+([.O10]*16)+([.P10]*8)+([.Q10]*4)+([.R10]*2)+([.S10]*1)" office:value-type="float" office:value="198" calcext:value-type="float">
            <text:p>198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0]*128)+([.V10]*64)+([.W10]*32)+([.X10]*16)+([.Y10]*8)+([.Z10]*4)+([.AA10]*2)+([.AB10]*1)" office:value-type="float" office:value="38" calcext:value-type="float">
            <text:p>38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0]*128)+([.AE10]*64)+([.AF10]*32)+([.AG10]*16)+([.AH10]*8)+([.AI10]*4)+([.AJ10]*2)+([.AK10]*1)" office:value-type="float" office:value="62" calcext:value-type="float">
            <text:p>62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12-30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.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1]*128)+([.D11]*64)+([.E11]*32)+([.F11]*16)+([.G11]*8)+([.H11]*4)+([.I11]*2)+([.J11]*1)" office:value-type="float" office:value="39" calcext:value-type="float">
            <text:p>39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1]*128)+([.M11]*64)+([.N11]*32)+([.O11]*16)+([.P11]*8)+([.Q11]*4)+([.R11]*2)+([.S11]*1)" office:value-type="float" office:value="198" calcext:value-type="float">
            <text:p>198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1]*128)+([.V11]*64)+([.W11]*32)+([.X11]*16)+([.Y11]*8)+([.Z11]*4)+([.AA11]*2)+([.AB11]*1)" office:value-type="float" office:value="75" calcext:value-type="float">
            <text:p>75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1]*128)+([.AE11]*64)+([.AF11]*32)+([.AG11]*16)+([.AH11]*8)+([.AI11]*4)+([.AJ11]*2)+([.AK11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12-300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.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6" table:style-name="ce105" office:value-type="float" office:value="1" calcext:value-type="float">
            <text:p>1</text:p>
          </table:table-cell>
          <table:table-cell/>
          <table:table-cell table:style-name="ce82" table:formula="of:=([.C12]*128)+([.D12]*64)+([.E12]*32)+([.F12]*16)+([.G12]*8)+([.H12]*4)+([.I12]*2)+([.J12]*1)" office:value-type="float" office:value="39" calcext:value-type="float">
            <text:p>39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12]*128)+([.M12]*64)+([.N12]*32)+([.O12]*16)+([.P12]*8)+([.Q12]*4)+([.R12]*2)+([.S12]*1)" office:value-type="float" office:value="198" calcext:value-type="float">
            <text:p>198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12]*128)+([.V12]*64)+([.W12]*32)+([.X12]*16)+([.Y12]*8)+([.Z12]*4)+([.AA12]*2)+([.AB12]*1)" office:value-type="float" office:value="75" calcext:value-type="float">
            <text:p>75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12]*128)+([.AE12]*64)+([.AF12]*32)+([.AG12]*16)+([.AH12]*8)+([.AI12]*4)+([.AJ12]*2)+([.AK12]*1)" office:value-type="float" office:value="63" calcext:value-type="float">
            <text:p>63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12-300-<text:span text:style-name="T2">1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.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table:style-name="ce82" table:formula="of:=([.C13]*128)+([.D13]*64)+([.E13]*32)+([.F13]*16)+([.G13]*8)+([.H13]*4)+([.I13]*2)+([.J13]*1)" office:value-type="float" office:value="39" calcext:value-type="float">
            <text:p>39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13]*128)+([.M13]*64)+([.N13]*32)+([.O13]*16)+([.P13]*8)+([.Q13]*4)+([.R13]*2)+([.S13]*1)" office:value-type="float" office:value="198" calcext:value-type="float">
            <text:p>198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13]*128)+([.V13]*64)+([.W13]*32)+([.X13]*16)+([.Y13]*8)+([.Z13]*4)+([.AA13]*2)+([.AB13]*1)" office:value-type="float" office:value="75" calcext:value-type="float">
            <text:p>75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13]*128)+([.AE13]*64)+([.AF13]*32)+([.AG13]*16)+([.AH13]*8)+([.AI13]*4)+([.AJ13]*2)+([.AK13]*1)" office:value-type="float" office:value="1" calcext:value-type="float">
            <text:p>1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12-300-<text:span text:style-name="T2">29</text:span>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.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14]*128)+([.D14]*64)+([.E14]*32)+([.F14]*16)+([.G14]*8)+([.H14]*4)+([.I14]*2)+([.J14]*1)" office:value-type="float" office:value="39" calcext:value-type="float">
            <text:p>39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4]*128)+([.M14]*64)+([.N14]*32)+([.O14]*16)+([.P14]*8)+([.Q14]*4)+([.R14]*2)+([.S14]*1)" office:value-type="float" office:value="198" calcext:value-type="float">
            <text:p>198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4]*128)+([.V14]*64)+([.W14]*32)+([.X14]*16)+([.Y14]*8)+([.Z14]*4)+([.AA14]*2)+([.AB14]*1)" office:value-type="float" office:value="75" calcext:value-type="float">
            <text:p>75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4]*128)+([.AE14]*64)+([.AF14]*32)+([.AG14]*16)+([.AH14]*8)+([.AI14]*4)+([.AJ14]*2)+([.AK14]*1)" office:value-type="float" office:value="29" calcext:value-type="float">
            <text:p>2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/>
          <table:table-cell table:number-columns-repeated="9"/>
          <table:table-cell table:style-name="ce56"/>
          <table:table-cell table:style-name="ce64"/>
          <table:table-cell table:style-name="ce95" table:number-columns-repeated="23"/>
          <table:table-cell/>
          <table:table-cell table:style-name="ce79" table:number-columns-repeated="7"/>
          <table:table-cell table:style-name="ce107" table:number-columns-repeated="4"/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6]*128)+([.D16]*64)+([.E16]*32)+([.F16]*16)+([.G16]*8)+([.H16]*4)+([.I16]*2)+([.J16]*1)" office:value-type="float" office:value="39" calcext:value-type="float">
            <text:p>39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6]*128)+([.M16]*64)+([.N16]*32)+([.O16]*16)+([.P16]*8)+([.Q16]*4)+([.R16]*2)+([.S16]*1)" office:value-type="float" office:value="207" calcext:value-type="float">
            <text:p>20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6]*128)+([.V16]*64)+([.W16]*32)+([.X16]*16)+([.Y16]*8)+([.Z16]*4)+([.AA16]*2)+([.AB16]*1)" office:value-type="float" office:value="128" calcext:value-type="float">
            <text:p>128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6]*128)+([.AE16]*64)+([.AF16]*32)+([.AG16]*16)+([.AH16]*8)+([.AI16]*4)+([.AJ16]*2)+([.AK16]*1)" office:value-type="float" office:value="0" calcext:value-type="float">
            <text:p>0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BC 3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4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7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17]*128)+([.D17]*64)+([.E17]*32)+([.F17]*16)+([.G17]*8)+([.H17]*4)+([.I17]*2)+([.J17]*1)" office:value-type="float" office:value="39" calcext:value-type="float">
            <text:p>39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7]*128)+([.M17]*64)+([.N17]*32)+([.O17]*16)+([.P17]*8)+([.Q17]*4)+([.R17]*2)+([.S17]*1)" office:value-type="float" office:value="207" calcext:value-type="float">
            <text:p>20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7]*128)+([.V17]*64)+([.W17]*32)+([.X17]*16)+([.Y17]*8)+([.Z17]*4)+([.AA17]*2)+([.AB17]*1)" office:value-type="float" office:value="255" calcext:value-type="float">
            <text:p>255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7]*128)+([.AE17]*64)+([.AF17]*32)+([.AG17]*16)+([.AH17]*8)+([.AI17]*4)+([.AJ17]*2)+([.AK17]*1)" office:value-type="float" office:value="255" calcext:value-type="float">
            <text:p>255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8]*128)+([.D18]*64)+([.E18]*32)+([.F18]*16)+([.G18]*8)+([.H18]*4)+([.I18]*2)+([.J18]*1)" office:value-type="float" office:value="39" calcext:value-type="float">
            <text:p>39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8]*128)+([.M18]*64)+([.N18]*32)+([.O18]*16)+([.P18]*8)+([.Q18]*4)+([.R18]*2)+([.S18]*1)" office:value-type="float" office:value="207" calcext:value-type="float">
            <text:p>20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8]*128)+([.V18]*64)+([.W18]*32)+([.X18]*16)+([.Y18]*8)+([.Z18]*4)+([.AA18]*2)+([.AB18]*1)" office:value-type="float" office:value="147" calcext:value-type="float">
            <text:p>147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8]*128)+([.AE18]*64)+([.AF18]*32)+([.AG18]*16)+([.AH18]*8)+([.AI18]*4)+([.AJ18]*2)+([.AK18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/>
          <table:table-cell office:value-type="string" calcext:value-type="string">
            <text:p>'</text:p>
          </table:table-cell>
        </table:table-row>
        <table:table-row table:style-name="ro1">
          <table:table-cell/>
          <table:table-cell table:style-name="ce52" office:value-type="string" calcext:value-type="string">
            <text:p>BC 31-19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4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19]*128)+([.D19]*64)+([.E19]*32)+([.F19]*16)+([.G19]*8)+([.H19]*4)+([.I19]*2)+([.J19]*1)" office:value-type="float" office:value="39" calcext:value-type="float">
            <text:p>39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9]*128)+([.M19]*64)+([.N19]*32)+([.O19]*16)+([.P19]*8)+([.Q19]*4)+([.R19]*2)+([.S19]*1)" office:value-type="float" office:value="207" calcext:value-type="float">
            <text:p>20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9]*128)+([.V19]*64)+([.W19]*32)+([.X19]*16)+([.Y19]*8)+([.Z19]*4)+([.AA19]*2)+([.AB19]*1)" office:value-type="float" office:value="147" calcext:value-type="float">
            <text:p>14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9]*128)+([.AE19]*64)+([.AF19]*32)+([.AG19]*16)+([.AH19]*8)+([.AI19]*4)+([.AJ19]*2)+([.AK19]*1)" office:value-type="float" office:value="255" calcext:value-type="float">
            <text:p>2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-6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102" office:value-type="string" calcext:value-type="string">
            <text:p>.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0]*128)+([.D20]*64)+([.E20]*32)+([.F20]*16)+([.G20]*8)+([.H20]*4)+([.I20]*2)+([.J20]*1)" office:value-type="float" office:value="39" calcext:value-type="float">
            <text:p>39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0]*128)+([.M20]*64)+([.N20]*32)+([.O20]*16)+([.P20]*8)+([.Q20]*4)+([.R20]*2)+([.S20]*1)" office:value-type="float" office:value="207" calcext:value-type="float">
            <text:p>20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0]*128)+([.V20]*64)+([.W20]*32)+([.X20]*16)+([.Y20]*8)+([.Z20]*4)+([.AA20]*2)+([.AB20]*1)" office:value-type="float" office:value="147" calcext:value-type="float">
            <text:p>147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0]*128)+([.AE20]*64)+([.AF20]*32)+([.AG20]*16)+([.AH20]*8)+([.AI20]*4)+([.AJ20]*2)+([.AK20]*1)" office:value-type="float" office:value="48" calcext:value-type="float">
            <text:p>4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9-6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3" office:value-type="string" calcext:value-type="string">
            <text:p>.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/>
          <table:table-cell table:style-name="ce82" table:formula="of:=([.C21]*128)+([.D21]*64)+([.E21]*32)+([.F21]*16)+([.G21]*8)+([.H21]*4)+([.I21]*2)+([.J21]*1)" office:value-type="float" office:value="39" calcext:value-type="float">
            <text:p>39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1]*128)+([.M21]*64)+([.N21]*32)+([.O21]*16)+([.P21]*8)+([.Q21]*4)+([.R21]*2)+([.S21]*1)" office:value-type="float" office:value="207" calcext:value-type="float">
            <text:p>20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1]*128)+([.V21]*64)+([.W21]*32)+([.X21]*16)+([.Y21]*8)+([.Z21]*4)+([.AA21]*2)+([.AB21]*1)" office:value-type="float" office:value="147" calcext:value-type="float">
            <text:p>147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1]*128)+([.AE21]*64)+([.AF21]*32)+([.AG21]*16)+([.AH21]*8)+([.AI21]*4)+([.AJ21]*2)+([.AK21]*1)" office:value-type="float" office:value="55" calcext:value-type="float">
            <text:p>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9-6-<text:span text:style-name="T2">1</text:span>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4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04" office:value-type="string" calcext:value-type="string">
            <text:p>.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22]*128)+([.D22]*64)+([.E22]*32)+([.F22]*16)+([.G22]*8)+([.H22]*4)+([.I22]*2)+([.J22]*1)" office:value-type="float" office:value="39" calcext:value-type="float">
            <text:p>39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2]*128)+([.M22]*64)+([.N22]*32)+([.O22]*16)+([.P22]*8)+([.Q22]*4)+([.R22]*2)+([.S22]*1)" office:value-type="float" office:value="207" calcext:value-type="float">
            <text:p>20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2]*128)+([.V22]*64)+([.W22]*32)+([.X22]*16)+([.Y22]*8)+([.Z22]*4)+([.AA22]*2)+([.AB22]*1)" office:value-type="float" office:value="147" calcext:value-type="float">
            <text:p>14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2]*128)+([.AE22]*64)+([.AF22]*32)+([.AG22]*16)+([.AH22]*8)+([.AI22]*4)+([.AJ22]*2)+([.AK22]*1)" office:value-type="float" office:value="49" calcext:value-type="float">
            <text:p>4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-2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102" office:value-type="string" calcext:value-type="string">
            <text:p>.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3]*128)+([.D23]*64)+([.E23]*32)+([.F23]*16)+([.G23]*8)+([.H23]*4)+([.I23]*2)+([.J23]*1)" office:value-type="float" office:value="39" calcext:value-type="float">
            <text:p>39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3]*128)+([.M23]*64)+([.N23]*32)+([.O23]*16)+([.P23]*8)+([.Q23]*4)+([.R23]*2)+([.S23]*1)" office:value-type="float" office:value="207" calcext:value-type="float">
            <text:p>20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3]*128)+([.V23]*64)+([.W23]*32)+([.X23]*16)+([.Y23]*8)+([.Z23]*4)+([.AA23]*2)+([.AB23]*1)" office:value-type="float" office:value="147" calcext:value-type="float">
            <text:p>147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3]*128)+([.AE23]*64)+([.AF23]*32)+([.AG23]*16)+([.AH23]*8)+([.AI23]*4)+([.AJ23]*2)+([.AK23]*1)" office:value-type="float" office:value="200" calcext:value-type="float">
            <text:p>20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9-25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3" office:value-type="string" calcext:value-type="string">
            <text:p>.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/>
          <table:table-cell table:style-name="ce82" table:formula="of:=([.C24]*128)+([.D24]*64)+([.E24]*32)+([.F24]*16)+([.G24]*8)+([.H24]*4)+([.I24]*2)+([.J24]*1)" office:value-type="float" office:value="39" calcext:value-type="float">
            <text:p>39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4]*128)+([.M24]*64)+([.N24]*32)+([.O24]*16)+([.P24]*8)+([.Q24]*4)+([.R24]*2)+([.S24]*1)" office:value-type="float" office:value="207" calcext:value-type="float">
            <text:p>20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4]*128)+([.V24]*64)+([.W24]*32)+([.X24]*16)+([.Y24]*8)+([.Z24]*4)+([.AA24]*2)+([.AB24]*1)" office:value-type="float" office:value="147" calcext:value-type="float">
            <text:p>147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4]*128)+([.AE24]*64)+([.AF24]*32)+([.AG24]*16)+([.AH24]*8)+([.AI24]*4)+([.AJ24]*2)+([.AK24]*1)" office:value-type="float" office:value="207" calcext:value-type="float">
            <text:p>207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9-25-<text:span text:style-name="T2">U</text:span>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4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04" office:value-type="string" calcext:value-type="string">
            <text:p>.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style-name="ce81" table:formula="of:=([.C25]*128)+([.D25]*64)+([.E25]*32)+([.F25]*16)+([.G25]*8)+([.H25]*4)+([.I25]*2)+([.J25]*1)" office:value-type="float" office:value="39" calcext:value-type="float">
            <text:p>39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5]*128)+([.M25]*64)+([.N25]*32)+([.O25]*16)+([.P25]*8)+([.Q25]*4)+([.R25]*2)+([.S25]*1)" office:value-type="float" office:value="207" calcext:value-type="float">
            <text:p>20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5]*128)+([.V25]*64)+([.W25]*32)+([.X25]*16)+([.Y25]*8)+([.Z25]*4)+([.AA25]*2)+([.AB25]*1)" office:value-type="float" office:value="147" calcext:value-type="float">
            <text:p>14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5]*128)+([.AE25]*64)+([.AF25]*32)+([.AG25]*16)+([.AH25]*8)+([.AI25]*4)+([.AJ25]*2)+([.AK25]*1)" office:value-type="float" office:value="206" calcext:value-type="float">
            <text:p>206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2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6]*128)+([.D26]*64)+([.E26]*32)+([.F26]*16)+([.G26]*8)+([.H26]*4)+([.I26]*2)+([.J26]*1)" office:value-type="float" office:value="39" calcext:value-type="float">
            <text:p>39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6]*128)+([.M26]*64)+([.N26]*32)+([.O26]*16)+([.P26]*8)+([.Q26]*4)+([.R26]*2)+([.S26]*1)" office:value-type="float" office:value="207" calcext:value-type="float">
            <text:p>20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6]*128)+([.V26]*64)+([.W26]*32)+([.X26]*16)+([.Y26]*8)+([.Z26]*4)+([.AA26]*2)+([.AB26]*1)" office:value-type="float" office:value="249" calcext:value-type="float">
            <text:p>249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6]*128)+([.AE26]*64)+([.AF26]*32)+([.AG26]*16)+([.AH26]*8)+([.AI26]*4)+([.AJ26]*2)+([.AK26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21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5" office:value-type="string" calcext:value-type="string">
            <text:p>.</text:p>
          </table:table-cell>
          <table:table-cell table:number-columns-repeated="8" table:style-name="ce105" office:value-type="float" office:value="1" calcext:value-type="float">
            <text:p>1</text:p>
          </table:table-cell>
          <table:table-cell/>
          <table:table-cell table:style-name="ce82" table:formula="of:=([.C27]*128)+([.D27]*64)+([.E27]*32)+([.F27]*16)+([.G27]*8)+([.H27]*4)+([.I27]*2)+([.J27]*1)" office:value-type="float" office:value="39" calcext:value-type="float">
            <text:p>39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7]*128)+([.M27]*64)+([.N27]*32)+([.O27]*16)+([.P27]*8)+([.Q27]*4)+([.R27]*2)+([.S27]*1)" office:value-type="float" office:value="207" calcext:value-type="float">
            <text:p>20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7]*128)+([.V27]*64)+([.W27]*32)+([.X27]*16)+([.Y27]*8)+([.Z27]*4)+([.AA27]*2)+([.AB27]*1)" office:value-type="float" office:value="249" calcext:value-type="float">
            <text:p>249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7]*128)+([.AE27]*64)+([.AF27]*32)+([.AG27]*16)+([.AH27]*8)+([.AI27]*4)+([.AJ27]*2)+([.AK27]*1)" office:value-type="float" office:value="255" calcext:value-type="float">
            <text:p>2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31-121-<text:span text:style-name="T2">44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5" office:value-type="string" calcext:value-type="string">
            <text:p>.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/>
          <table:table-cell table:style-name="ce82" table:formula="of:=([.C28]*128)+([.D28]*64)+([.E28]*32)+([.F28]*16)+([.G28]*8)+([.H28]*4)+([.I28]*2)+([.J28]*1)" office:value-type="float" office:value="39" calcext:value-type="float">
            <text:p>39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8]*128)+([.M28]*64)+([.N28]*32)+([.O28]*16)+([.P28]*8)+([.Q28]*4)+([.R28]*2)+([.S28]*1)" office:value-type="float" office:value="207" calcext:value-type="float">
            <text:p>20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8]*128)+([.V28]*64)+([.W28]*32)+([.X28]*16)+([.Y28]*8)+([.Z28]*4)+([.AA28]*2)+([.AB28]*1)" office:value-type="float" office:value="249" calcext:value-type="float">
            <text:p>249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8]*128)+([.AE28]*64)+([.AF28]*32)+([.AG28]*16)+([.AH28]*8)+([.AI28]*4)+([.AJ28]*2)+([.AK28]*1)" office:value-type="float" office:value="44" calcext:value-type="float">
            <text:p>44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21-<text:span text:style-name="T2">101</text:span>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29]*128)+([.D29]*64)+([.E29]*32)+([.F29]*16)+([.G29]*8)+([.H29]*4)+([.I29]*2)+([.J29]*1)" office:value-type="float" office:value="39" calcext:value-type="float">
            <text:p>39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9]*128)+([.M29]*64)+([.N29]*32)+([.O29]*16)+([.P29]*8)+([.Q29]*4)+([.R29]*2)+([.S29]*1)" office:value-type="float" office:value="207" calcext:value-type="float">
            <text:p>20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9]*128)+([.V29]*64)+([.W29]*32)+([.X29]*16)+([.Y29]*8)+([.Z29]*4)+([.AA29]*2)+([.AB29]*1)" office:value-type="float" office:value="249" calcext:value-type="float">
            <text:p>249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9]*128)+([.AE29]*64)+([.AF29]*32)+([.AG29]*16)+([.AH29]*8)+([.AI29]*4)+([.AJ29]*2)+([.AK29]*1)" office:value-type="float" office:value="101" calcext:value-type="float">
            <text:p>101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table:formula="of:=([.C32]*128)+([.D32]*64)+([.E32]*32)+([.F32]*16)+([.G32]*8)+([.H32]*4)+([.I32]*2)+([.J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L32]*128)+([.M32]*64)+([.N32]*32)+([.O32]*16)+([.P32]*8)+([.Q32]*4)+([.R32]*2)+([.S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U32]*128)+([.V32]*64)+([.W32]*32)+([.X32]*16)+([.Y32]*8)+([.Z32]*4)+([.AA32]*2)+([.AB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AD32]*128)+([.AE32]*64)+([.AF32]*32)+([.AG32]*16)+([.AH32]*8)+([.AI32]*4)+([.AJ32]*2)+([.AK32]*1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51"/>
        </table:table-row>
        <table:table-row table:style-name="ro4">
          <table:table-cell/>
          <table:table-cell table:style-name="ce91"/>
          <table:table-cell table:number-columns-repeated="49"/>
        </table:table-row>
        <table:table-row table:style-name="ro1" table:number-rows-repeated="104854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100.144.0.0-12" table:style-name="ta1">
        <table:table-column table:style-name="co1" table:default-cell-style-name="Default"/>
        <table:table-column table:style-name="co2" table:default-cell-style-name="ce50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4" table:default-cell-style-name="ce50"/>
        <table:table-column table:style-name="co1" table:number-columns-repeated="2" table:default-cell-style-name="Default"/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1" table:number-rows-spanned="1">
            <text:p>REDE</text:p>
          </table:table-cell>
          <table:covered-table-cell table:number-columns-repeated="10" table:style-name="ce56"/>
          <table:table-cell table:number-columns-repeated="25"/>
          <table:table-cell table:style-name="ce78" office:value-type="string" calcext:value-type="string" table:number-columns-spanned="7" table:number-rows-spanned="1">
            <text:p>IP</text:p>
          </table:table-cell>
          <table:covered-table-cell table:number-columns-repeated="6"/>
          <table:table-cell table:style-name="ce78" office:value-type="string" calcext:value-type="string" table:number-columns-spanned="4" table:number-rows-spanned="1">
            <text:p>Máscar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00.144.0.0/1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style-name="ce50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table:style-name="ce79" table:formula="of:=([.C3]*128)+([.D3]*64)+([.E3]*32)+([.F3]*16)+([.G3]*8)+([.H3]*4)+([.I3]*2)+([.J3]*1)" office:value-type="float" office:value="100" calcext:value-type="float">
            <text:p>100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L3]*128)+([.M3]*64)+([.N3]*32)+([.O3]*16)+([.P3]*8)+([.Q3]*4)+([.R3]*2)+([.S3]*1)" office:value-type="float" office:value="144" calcext:value-type="float">
            <text:p>144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U3]*128)+([.V3]*64)+([.W3]*32)+([.X3]*16)+([.Y3]*8)+([.Z3]*4)+([.AA3]*2)+([.AB3]*1)" office:value-type="float" office:value="0" calcext:value-type="float">
            <text:p>0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AD3]*128)+([.AE3]*64)+([.AF3]*32)+([.AG3]*16)+([.AH3]*8)+([.AI3]*4)+([.AJ3]*2)+([.AK3]*1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/>
          <table:table-cell table:number-columns-repeated="9"/>
          <table:table-cell table:style-name="ce56"/>
          <table:table-cell table:number-columns-repeated="25"/>
          <table:table-cell table:style-name="ce79" table:number-columns-repeated="7"/>
          <table:table-cell table:number-columns-repeated="6"/>
        </table:table-row>
        <table:table-row table:style-name="ro1">
          <table:table-cell/>
          <table:table-cell table:style-name="ce51" office:value-type="string" calcext:value-type="string">
            <text:p>SR 1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5]*128)+([.D5]*64)+([.E5]*32)+([.F5]*16)+([.G5]*8)+([.H5]*4)+([.I5]*2)+([.J5]*1)" office:value-type="float" office:value="100" calcext:value-type="float">
            <text:p>10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5]*128)+([.M5]*64)+([.N5]*32)+([.O5]*16)+([.P5]*8)+([.Q5]*4)+([.R5]*2)+([.S5]*1)" office:value-type="float" office:value="147" calcext:value-type="float">
            <text:p>14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5]*128)+([.V5]*64)+([.W5]*32)+([.X5]*16)+([.Y5]*8)+([.Z5]*4)+([.AA5]*2)+([.AB5]*1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5]*128)+([.AE5]*64)+([.AF5]*32)+([.AG5]*16)+([.AH5]*8)+([.AI5]*4)+([.AJ5]*2)+([.AK5]*1)" office:value-type="float" office:value="0" calcext:value-type="float">
            <text:p>0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BC 12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6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6]*128)+([.D6]*64)+([.E6]*32)+([.F6]*16)+([.G6]*8)+([.H6]*4)+([.I6]*2)+([.J6]*1)" office:value-type="float" office:value="100" calcext:value-type="float">
            <text:p>10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6]*128)+([.M6]*64)+([.N6]*32)+([.O6]*16)+([.P6]*8)+([.Q6]*4)+([.R6]*2)+([.S6]*1)" office:value-type="float" office:value="147" calcext:value-type="float">
            <text:p>14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6]*128)+([.V6]*64)+([.W6]*32)+([.X6]*16)+([.Y6]*8)+([.Z6]*4)+([.AA6]*2)+([.AB6]*1)" office:value-type="float" office:value="63" calcext:value-type="float">
            <text:p>63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6]*128)+([.AE6]*64)+([.AF6]*32)+([.AG6]*16)+([.AH6]*8)+([.AI6]*4)+([.AJ6]*2)+([.AK6]*1)" office:value-type="float" office:value="255" calcext:value-type="float">
            <text:p>255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12-15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7]*128)+([.D7]*64)+([.E7]*32)+([.F7]*16)+([.G7]*8)+([.H7]*4)+([.I7]*2)+([.J7]*1)" office:value-type="float" office:value="100" calcext:value-type="float">
            <text:p>10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7]*128)+([.M7]*64)+([.N7]*32)+([.O7]*16)+([.P7]*8)+([.Q7]*4)+([.R7]*2)+([.S7]*1)" office:value-type="float" office:value="147" calcext:value-type="float">
            <text:p>14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7]*128)+([.V7]*64)+([.W7]*32)+([.X7]*16)+([.Y7]*8)+([.Z7]*4)+([.AA7]*2)+([.AB7]*1)" office:value-type="float" office:value="19" calcext:value-type="float">
            <text:p>19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7]*128)+([.AE7]*64)+([.AF7]*32)+([.AG7]*16)+([.AH7]*8)+([.AI7]*4)+([.AJ7]*2)+([.AK7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12-152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number-columns-repeated="5" table:style-name="ce105" office:value-type="float" office:value="1" calcext:value-type="float">
            <text:p>1</text:p>
          </table:table-cell>
          <table:table-cell/>
          <table:table-cell table:style-name="ce82" table:formula="of:=([.C8]*128)+([.D8]*64)+([.E8]*32)+([.F8]*16)+([.G8]*8)+([.H8]*4)+([.I8]*2)+([.J8]*1)" office:value-type="float" office:value="100" calcext:value-type="float">
            <text:p>100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8]*128)+([.M8]*64)+([.N8]*32)+([.O8]*16)+([.P8]*8)+([.Q8]*4)+([.R8]*2)+([.S8]*1)" office:value-type="float" office:value="147" calcext:value-type="float">
            <text:p>14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8]*128)+([.V8]*64)+([.W8]*32)+([.X8]*16)+([.Y8]*8)+([.Z8]*4)+([.AA8]*2)+([.AB8]*1)" office:value-type="float" office:value="19" calcext:value-type="float">
            <text:p>19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8]*128)+([.AE8]*64)+([.AF8]*32)+([.AG8]*16)+([.AH8]*8)+([.AI8]*4)+([.AJ8]*2)+([.AK8]*1)" office:value-type="float" office:value="31" calcext:value-type="float">
            <text:p>31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12-152-<text:span text:style-name="T2">16</text:span>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/>
          <table:table-cell table:style-name="ce82" table:formula="of:=([.C9]*128)+([.D9]*64)+([.E9]*32)+([.F9]*16)+([.G9]*8)+([.H9]*4)+([.I9]*2)+([.J9]*1)" office:value-type="float" office:value="100" calcext:value-type="float">
            <text:p>100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9]*128)+([.M9]*64)+([.N9]*32)+([.O9]*16)+([.P9]*8)+([.Q9]*4)+([.R9]*2)+([.S9]*1)" office:value-type="float" office:value="147" calcext:value-type="float">
            <text:p>14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9]*128)+([.V9]*64)+([.W9]*32)+([.X9]*16)+([.Y9]*8)+([.Z9]*4)+([.AA9]*2)+([.AB9]*1)" office:value-type="float" office:value="19" calcext:value-type="float">
            <text:p>19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9]*128)+([.AE9]*64)+([.AF9]*32)+([.AG9]*16)+([.AH9]*8)+([.AI9]*4)+([.AJ9]*2)+([.AK9]*1)" office:value-type="float" office:value="16" calcext:value-type="float">
            <text:p>16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12-152-<text:span text:style-name="T2">U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style-name="ce81" table:formula="of:=([.C10]*128)+([.D10]*64)+([.E10]*32)+([.F10]*16)+([.G10]*8)+([.H10]*4)+([.I10]*2)+([.J10]*1)" office:value-type="float" office:value="100" calcext:value-type="float">
            <text:p>10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0]*128)+([.M10]*64)+([.N10]*32)+([.O10]*16)+([.P10]*8)+([.Q10]*4)+([.R10]*2)+([.S10]*1)" office:value-type="float" office:value="147" calcext:value-type="float">
            <text:p>14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0]*128)+([.V10]*64)+([.W10]*32)+([.X10]*16)+([.Y10]*8)+([.Z10]*4)+([.AA10]*2)+([.AB10]*1)" office:value-type="float" office:value="19" calcext:value-type="float">
            <text:p>19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0]*128)+([.AE10]*64)+([.AF10]*32)+([.AG10]*16)+([.AH10]*8)+([.AI10]*4)+([.AJ10]*2)+([.AK10]*1)" office:value-type="float" office:value="30" calcext:value-type="float">
            <text:p>3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12-3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1]*128)+([.D11]*64)+([.E11]*32)+([.F11]*16)+([.G11]*8)+([.H11]*4)+([.I11]*2)+([.J11]*1)" office:value-type="float" office:value="100" calcext:value-type="float">
            <text:p>10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1]*128)+([.M11]*64)+([.N11]*32)+([.O11]*16)+([.P11]*8)+([.Q11]*4)+([.R11]*2)+([.S11]*1)" office:value-type="float" office:value="147" calcext:value-type="float">
            <text:p>147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1]*128)+([.V11]*64)+([.W11]*32)+([.X11]*16)+([.Y11]*8)+([.Z11]*4)+([.AA11]*2)+([.AB11]*1)" office:value-type="float" office:value="37" calcext:value-type="float">
            <text:p>37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1]*128)+([.AE11]*64)+([.AF11]*32)+([.AG11]*16)+([.AH11]*8)+([.AI11]*4)+([.AJ11]*2)+([.AK11]*1)" office:value-type="float" office:value="128" calcext:value-type="float">
            <text:p>12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12-30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5" table:style-name="ce105" office:value-type="float" office:value="1" calcext:value-type="float">
            <text:p>1</text:p>
          </table:table-cell>
          <table:table-cell/>
          <table:table-cell table:style-name="ce82" table:formula="of:=([.C12]*128)+([.D12]*64)+([.E12]*32)+([.F12]*16)+([.G12]*8)+([.H12]*4)+([.I12]*2)+([.J12]*1)" office:value-type="float" office:value="100" calcext:value-type="float">
            <text:p>100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12]*128)+([.M12]*64)+([.N12]*32)+([.O12]*16)+([.P12]*8)+([.Q12]*4)+([.R12]*2)+([.S12]*1)" office:value-type="float" office:value="147" calcext:value-type="float">
            <text:p>14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12]*128)+([.V12]*64)+([.W12]*32)+([.X12]*16)+([.Y12]*8)+([.Z12]*4)+([.AA12]*2)+([.AB12]*1)" office:value-type="float" office:value="37" calcext:value-type="float">
            <text:p>37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12]*128)+([.AE12]*64)+([.AF12]*32)+([.AG12]*16)+([.AH12]*8)+([.AI12]*4)+([.AJ12]*2)+([.AK12]*1)" office:value-type="float" office:value="159" calcext:value-type="float">
            <text:p>15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12-300-<text:span text:style-name="T2">1</text:span>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table:style-name="ce82" table:formula="of:=([.C13]*128)+([.D13]*64)+([.E13]*32)+([.F13]*16)+([.G13]*8)+([.H13]*4)+([.I13]*2)+([.J13]*1)" office:value-type="float" office:value="100" calcext:value-type="float">
            <text:p>100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13]*128)+([.M13]*64)+([.N13]*32)+([.O13]*16)+([.P13]*8)+([.Q13]*4)+([.R13]*2)+([.S13]*1)" office:value-type="float" office:value="147" calcext:value-type="float">
            <text:p>147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13]*128)+([.V13]*64)+([.W13]*32)+([.X13]*16)+([.Y13]*8)+([.Z13]*4)+([.AA13]*2)+([.AB13]*1)" office:value-type="float" office:value="37" calcext:value-type="float">
            <text:p>37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13]*128)+([.AE13]*64)+([.AF13]*32)+([.AG13]*16)+([.AH13]*8)+([.AI13]*4)+([.AJ13]*2)+([.AK13]*1)" office:value-type="float" office:value="129" calcext:value-type="float">
            <text:p>12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12-300-<text:span text:style-name="T2">29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14]*128)+([.D14]*64)+([.E14]*32)+([.F14]*16)+([.G14]*8)+([.H14]*4)+([.I14]*2)+([.J14]*1)" office:value-type="float" office:value="100" calcext:value-type="float">
            <text:p>10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4]*128)+([.M14]*64)+([.N14]*32)+([.O14]*16)+([.P14]*8)+([.Q14]*4)+([.R14]*2)+([.S14]*1)" office:value-type="float" office:value="147" calcext:value-type="float">
            <text:p>147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4]*128)+([.V14]*64)+([.W14]*32)+([.X14]*16)+([.Y14]*8)+([.Z14]*4)+([.AA14]*2)+([.AB14]*1)" office:value-type="float" office:value="37" calcext:value-type="float">
            <text:p>3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4]*128)+([.AE14]*64)+([.AF14]*32)+([.AG14]*16)+([.AH14]*8)+([.AI14]*4)+([.AJ14]*2)+([.AK14]*1)" office:value-type="float" office:value="157" calcext:value-type="float">
            <text:p>157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/>
          <table:table-cell table:number-columns-repeated="9"/>
          <table:table-cell table:style-name="ce56"/>
          <table:table-cell table:style-name="ce64"/>
          <table:table-cell table:style-name="ce95" table:number-columns-repeated="23"/>
          <table:table-cell/>
          <table:table-cell table:style-name="ce79" table:number-columns-repeated="7"/>
          <table:table-cell table:style-name="ce107" table:number-columns-repeated="4"/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6]*128)+([.D16]*64)+([.E16]*32)+([.F16]*16)+([.G16]*8)+([.H16]*4)+([.I16]*2)+([.J16]*1)" office:value-type="float" office:value="100" calcext:value-type="float">
            <text:p>10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6]*128)+([.M16]*64)+([.N16]*32)+([.O16]*16)+([.P16]*8)+([.Q16]*4)+([.R16]*2)+([.S16]*1)" office:value-type="float" office:value="151" calcext:value-type="float">
            <text:p>15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6]*128)+([.V16]*64)+([.W16]*32)+([.X16]*16)+([.Y16]*8)+([.Z16]*4)+([.AA16]*2)+([.AB16]*1)" office:value-type="float" office:value="192" calcext:value-type="float">
            <text:p>192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6]*128)+([.AE16]*64)+([.AF16]*32)+([.AG16]*16)+([.AH16]*8)+([.AI16]*4)+([.AJ16]*2)+([.AK16]*1)" office:value-type="float" office:value="0" calcext:value-type="float">
            <text:p>0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BC 3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6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17]*128)+([.D17]*64)+([.E17]*32)+([.F17]*16)+([.G17]*8)+([.H17]*4)+([.I17]*2)+([.J17]*1)" office:value-type="float" office:value="100" calcext:value-type="float">
            <text:p>10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7]*128)+([.M17]*64)+([.N17]*32)+([.O17]*16)+([.P17]*8)+([.Q17]*4)+([.R17]*2)+([.S17]*1)" office:value-type="float" office:value="151" calcext:value-type="float">
            <text:p>151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7]*128)+([.V17]*64)+([.W17]*32)+([.X17]*16)+([.Y17]*8)+([.Z17]*4)+([.AA17]*2)+([.AB17]*1)" office:value-type="float" office:value="255" calcext:value-type="float">
            <text:p>255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7]*128)+([.AE17]*64)+([.AF17]*32)+([.AG17]*16)+([.AH17]*8)+([.AI17]*4)+([.AJ17]*2)+([.AK17]*1)" office:value-type="float" office:value="255" calcext:value-type="float">
            <text:p>255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8]*128)+([.D18]*64)+([.E18]*32)+([.F18]*16)+([.G18]*8)+([.H18]*4)+([.I18]*2)+([.J18]*1)" office:value-type="float" office:value="100" calcext:value-type="float">
            <text:p>10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8]*128)+([.M18]*64)+([.N18]*32)+([.O18]*16)+([.P18]*8)+([.Q18]*4)+([.R18]*2)+([.S18]*1)" office:value-type="float" office:value="151" calcext:value-type="float">
            <text:p>15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8]*128)+([.V18]*64)+([.W18]*32)+([.X18]*16)+([.Y18]*8)+([.Z18]*4)+([.AA18]*2)+([.AB18]*1)" office:value-type="float" office:value="201" calcext:value-type="float">
            <text:p>201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8]*128)+([.AE18]*64)+([.AF18]*32)+([.AG18]*16)+([.AH18]*8)+([.AI18]*4)+([.AJ18]*2)+([.AK18]*1)" office:value-type="float" office:value="128" calcext:value-type="float">
            <text:p>12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/>
          <table:table-cell office:value-type="string" calcext:value-type="string">
            <text:p>'</text:p>
          </table:table-cell>
        </table:table-row>
        <table:table-row table:style-name="ro1">
          <table:table-cell/>
          <table:table-cell table:style-name="ce52" office:value-type="string" calcext:value-type="string">
            <text:p>BC 31-19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7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19]*128)+([.D19]*64)+([.E19]*32)+([.F19]*16)+([.G19]*8)+([.H19]*4)+([.I19]*2)+([.J19]*1)" office:value-type="float" office:value="100" calcext:value-type="float">
            <text:p>10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9]*128)+([.M19]*64)+([.N19]*32)+([.O19]*16)+([.P19]*8)+([.Q19]*4)+([.R19]*2)+([.S19]*1)" office:value-type="float" office:value="151" calcext:value-type="float">
            <text:p>151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9]*128)+([.V19]*64)+([.W19]*32)+([.X19]*16)+([.Y19]*8)+([.Z19]*4)+([.AA19]*2)+([.AB19]*1)" office:value-type="float" office:value="201" calcext:value-type="float">
            <text:p>201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9]*128)+([.AE19]*64)+([.AF19]*32)+([.AG19]*16)+([.AH19]*8)+([.AI19]*4)+([.AJ19]*2)+([.AK19]*1)" office:value-type="float" office:value="255" calcext:value-type="float">
            <text:p>2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-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0]*128)+([.D20]*64)+([.E20]*32)+([.F20]*16)+([.G20]*8)+([.H20]*4)+([.I20]*2)+([.J20]*1)" office:value-type="float" office:value="100" calcext:value-type="float">
            <text:p>10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0]*128)+([.M20]*64)+([.N20]*32)+([.O20]*16)+([.P20]*8)+([.Q20]*4)+([.R20]*2)+([.S20]*1)" office:value-type="float" office:value="151" calcext:value-type="float">
            <text:p>15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0]*128)+([.V20]*64)+([.W20]*32)+([.X20]*16)+([.Y20]*8)+([.Z20]*4)+([.AA20]*2)+([.AB20]*1)" office:value-type="float" office:value="201" calcext:value-type="float">
            <text:p>201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0]*128)+([.AE20]*64)+([.AF20]*32)+([.AG20]*16)+([.AH20]*8)+([.AI20]*4)+([.AJ20]*2)+([.AK20]*1)" office:value-type="float" office:value="152" calcext:value-type="float">
            <text:p>152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9-6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82" table:formula="of:=([.C21]*128)+([.D21]*64)+([.E21]*32)+([.F21]*16)+([.G21]*8)+([.H21]*4)+([.I21]*2)+([.J21]*1)" office:value-type="float" office:value="100" calcext:value-type="float">
            <text:p>100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1]*128)+([.M21]*64)+([.N21]*32)+([.O21]*16)+([.P21]*8)+([.Q21]*4)+([.R21]*2)+([.S21]*1)" office:value-type="float" office:value="151" calcext:value-type="float">
            <text:p>151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1]*128)+([.V21]*64)+([.W21]*32)+([.X21]*16)+([.Y21]*8)+([.Z21]*4)+([.AA21]*2)+([.AB21]*1)" office:value-type="float" office:value="201" calcext:value-type="float">
            <text:p>201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1]*128)+([.AE21]*64)+([.AF21]*32)+([.AG21]*16)+([.AH21]*8)+([.AI21]*4)+([.AJ21]*2)+([.AK21]*1)" office:value-type="float" office:value="155" calcext:value-type="float">
            <text:p>1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9-6-<text:span text:style-name="T2">1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22]*128)+([.D22]*64)+([.E22]*32)+([.F22]*16)+([.G22]*8)+([.H22]*4)+([.I22]*2)+([.J22]*1)" office:value-type="float" office:value="100" calcext:value-type="float">
            <text:p>10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2]*128)+([.M22]*64)+([.N22]*32)+([.O22]*16)+([.P22]*8)+([.Q22]*4)+([.R22]*2)+([.S22]*1)" office:value-type="float" office:value="151" calcext:value-type="float">
            <text:p>151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2]*128)+([.V22]*64)+([.W22]*32)+([.X22]*16)+([.Y22]*8)+([.Z22]*4)+([.AA22]*2)+([.AB22]*1)" office:value-type="float" office:value="201" calcext:value-type="float">
            <text:p>201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2]*128)+([.AE22]*64)+([.AF22]*32)+([.AG22]*16)+([.AH22]*8)+([.AI22]*4)+([.AJ22]*2)+([.AK22]*1)" office:value-type="float" office:value="153" calcext:value-type="float">
            <text:p>153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-25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3]*128)+([.D23]*64)+([.E23]*32)+([.F23]*16)+([.G23]*8)+([.H23]*4)+([.I23]*2)+([.J23]*1)" office:value-type="float" office:value="100" calcext:value-type="float">
            <text:p>10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3]*128)+([.M23]*64)+([.N23]*32)+([.O23]*16)+([.P23]*8)+([.Q23]*4)+([.R23]*2)+([.S23]*1)" office:value-type="float" office:value="151" calcext:value-type="float">
            <text:p>15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3]*128)+([.V23]*64)+([.W23]*32)+([.X23]*16)+([.Y23]*8)+([.Z23]*4)+([.AA23]*2)+([.AB23]*1)" office:value-type="float" office:value="201" calcext:value-type="float">
            <text:p>201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3]*128)+([.AE23]*64)+([.AF23]*32)+([.AG23]*16)+([.AH23]*8)+([.AI23]*4)+([.AJ23]*2)+([.AK23]*1)" office:value-type="float" office:value="228" calcext:value-type="float">
            <text:p>22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9-25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82" table:formula="of:=([.C24]*128)+([.D24]*64)+([.E24]*32)+([.F24]*16)+([.G24]*8)+([.H24]*4)+([.I24]*2)+([.J24]*1)" office:value-type="float" office:value="100" calcext:value-type="float">
            <text:p>100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4]*128)+([.M24]*64)+([.N24]*32)+([.O24]*16)+([.P24]*8)+([.Q24]*4)+([.R24]*2)+([.S24]*1)" office:value-type="float" office:value="151" calcext:value-type="float">
            <text:p>151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4]*128)+([.V24]*64)+([.W24]*32)+([.X24]*16)+([.Y24]*8)+([.Z24]*4)+([.AA24]*2)+([.AB24]*1)" office:value-type="float" office:value="201" calcext:value-type="float">
            <text:p>201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4]*128)+([.AE24]*64)+([.AF24]*32)+([.AG24]*16)+([.AH24]*8)+([.AI24]*4)+([.AJ24]*2)+([.AK24]*1)" office:value-type="float" office:value="231" calcext:value-type="float">
            <text:p>231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9-25-<text:span text:style-name="T2">U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style-name="ce81" table:formula="of:=([.C25]*128)+([.D25]*64)+([.E25]*32)+([.F25]*16)+([.G25]*8)+([.H25]*4)+([.I25]*2)+([.J25]*1)" office:value-type="float" office:value="100" calcext:value-type="float">
            <text:p>10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5]*128)+([.M25]*64)+([.N25]*32)+([.O25]*16)+([.P25]*8)+([.Q25]*4)+([.R25]*2)+([.S25]*1)" office:value-type="float" office:value="151" calcext:value-type="float">
            <text:p>151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5]*128)+([.V25]*64)+([.W25]*32)+([.X25]*16)+([.Y25]*8)+([.Z25]*4)+([.AA25]*2)+([.AB25]*1)" office:value-type="float" office:value="201" calcext:value-type="float">
            <text:p>201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5]*128)+([.AE25]*64)+([.AF25]*32)+([.AG25]*16)+([.AH25]*8)+([.AI25]*4)+([.AJ25]*2)+([.AK25]*1)" office:value-type="float" office:value="230" calcext:value-type="float">
            <text:p>23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2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.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6]*128)+([.D26]*64)+([.E26]*32)+([.F26]*16)+([.G26]*8)+([.H26]*4)+([.I26]*2)+([.J26]*1)" office:value-type="float" office:value="100" calcext:value-type="float">
            <text:p>10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6]*128)+([.M26]*64)+([.N26]*32)+([.O26]*16)+([.P26]*8)+([.Q26]*4)+([.R26]*2)+([.S26]*1)" office:value-type="float" office:value="151" calcext:value-type="float">
            <text:p>15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6]*128)+([.V26]*64)+([.W26]*32)+([.X26]*16)+([.Y26]*8)+([.Z26]*4)+([.AA26]*2)+([.AB26]*1)" office:value-type="float" office:value="252" calcext:value-type="float">
            <text:p>252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6]*128)+([.AE26]*64)+([.AF26]*32)+([.AG26]*16)+([.AH26]*8)+([.AI26]*4)+([.AJ26]*2)+([.AK26]*1)" office:value-type="float" office:value="128" calcext:value-type="float">
            <text:p>12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2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7" table:style-name="ce105" office:value-type="float" office:value="1" calcext:value-type="float">
            <text:p>1</text:p>
          </table:table-cell>
          <table:table-cell/>
          <table:table-cell table:style-name="ce82" table:formula="of:=([.C27]*128)+([.D27]*64)+([.E27]*32)+([.F27]*16)+([.G27]*8)+([.H27]*4)+([.I27]*2)+([.J27]*1)" office:value-type="float" office:value="100" calcext:value-type="float">
            <text:p>100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7]*128)+([.M27]*64)+([.N27]*32)+([.O27]*16)+([.P27]*8)+([.Q27]*4)+([.R27]*2)+([.S27]*1)" office:value-type="float" office:value="151" calcext:value-type="float">
            <text:p>151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7]*128)+([.V27]*64)+([.W27]*32)+([.X27]*16)+([.Y27]*8)+([.Z27]*4)+([.AA27]*2)+([.AB27]*1)" office:value-type="float" office:value="252" calcext:value-type="float">
            <text:p>252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7]*128)+([.AE27]*64)+([.AF27]*32)+([.AG27]*16)+([.AH27]*8)+([.AI27]*4)+([.AJ27]*2)+([.AK27]*1)" office:value-type="float" office:value="255" calcext:value-type="float">
            <text:p>2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31-121-<text:span text:style-name="T2">44</text:span>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/>
          <table:table-cell table:style-name="ce82" table:formula="of:=([.C28]*128)+([.D28]*64)+([.E28]*32)+([.F28]*16)+([.G28]*8)+([.H28]*4)+([.I28]*2)+([.J28]*1)" office:value-type="float" office:value="100" calcext:value-type="float">
            <text:p>100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8]*128)+([.M28]*64)+([.N28]*32)+([.O28]*16)+([.P28]*8)+([.Q28]*4)+([.R28]*2)+([.S28]*1)" office:value-type="float" office:value="151" calcext:value-type="float">
            <text:p>151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8]*128)+([.V28]*64)+([.W28]*32)+([.X28]*16)+([.Y28]*8)+([.Z28]*4)+([.AA28]*2)+([.AB28]*1)" office:value-type="float" office:value="252" calcext:value-type="float">
            <text:p>252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8]*128)+([.AE28]*64)+([.AF28]*32)+([.AG28]*16)+([.AH28]*8)+([.AI28]*4)+([.AJ28]*2)+([.AK28]*1)" office:value-type="float" office:value="172" calcext:value-type="float">
            <text:p>172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21-<text:span text:style-name="T2">101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.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29]*128)+([.D29]*64)+([.E29]*32)+([.F29]*16)+([.G29]*8)+([.H29]*4)+([.I29]*2)+([.J29]*1)" office:value-type="float" office:value="100" calcext:value-type="float">
            <text:p>10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9]*128)+([.M29]*64)+([.N29]*32)+([.O29]*16)+([.P29]*8)+([.Q29]*4)+([.R29]*2)+([.S29]*1)" office:value-type="float" office:value="151" calcext:value-type="float">
            <text:p>151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9]*128)+([.V29]*64)+([.W29]*32)+([.X29]*16)+([.Y29]*8)+([.Z29]*4)+([.AA29]*2)+([.AB29]*1)" office:value-type="float" office:value="252" calcext:value-type="float">
            <text:p>252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9]*128)+([.AE29]*64)+([.AF29]*32)+([.AG29]*16)+([.AH29]*8)+([.AI29]*4)+([.AJ29]*2)+([.AK29]*1)" office:value-type="float" office:value="229" calcext:value-type="float">
            <text:p>22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table:formula="of:=([.C32]*128)+([.D32]*64)+([.E32]*32)+([.F32]*16)+([.G32]*8)+([.H32]*4)+([.I32]*2)+([.J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L32]*128)+([.M32]*64)+([.N32]*32)+([.O32]*16)+([.P32]*8)+([.Q32]*4)+([.R32]*2)+([.S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U32]*128)+([.V32]*64)+([.W32]*32)+([.X32]*16)+([.Y32]*8)+([.Z32]*4)+([.AA32]*2)+([.AB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AD32]*128)+([.AE32]*64)+([.AF32]*32)+([.AG32]*16)+([.AH32]*8)+([.AI32]*4)+([.AJ32]*2)+([.AK32]*1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51"/>
        </table:table-row>
        <table:table-row table:style-name="ro4">
          <table:table-cell/>
          <table:table-cell table:style-name="ce91"/>
          <table:table-cell table:number-columns-repeated="49"/>
        </table:table-row>
        <table:table-row table:style-name="ro1" table:number-rows-repeated="104854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113.48.0.0-12" table:style-name="ta1">
        <table:table-column table:style-name="co1" table:default-cell-style-name="Default"/>
        <table:table-column table:style-name="co2" table:default-cell-style-name="ce50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4" table:default-cell-style-name="ce50"/>
        <table:table-column table:style-name="co1" table:number-columns-repeated="2" table:default-cell-style-name="Default"/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11" table:number-rows-spanned="1">
            <text:p>REDE</text:p>
          </table:table-cell>
          <table:covered-table-cell table:number-columns-repeated="10" table:style-name="ce56"/>
          <table:table-cell table:number-columns-repeated="25"/>
          <table:table-cell table:style-name="ce78" office:value-type="string" calcext:value-type="string" table:number-columns-spanned="7" table:number-rows-spanned="1">
            <text:p>IP</text:p>
          </table:table-cell>
          <table:covered-table-cell table:number-columns-repeated="6"/>
          <table:table-cell table:style-name="ce78" office:value-type="string" calcext:value-type="string" table:number-columns-spanned="4" table:number-rows-spanned="1">
            <text:p>Máscar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13.48.0.0/1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.</text:p>
          </table:table-cell>
          <table:table-cell table:style-name="ce50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table:style-name="ce79" table:formula="of:=([.C3]*128)+([.D3]*64)+([.E3]*32)+([.F3]*16)+([.G3]*8)+([.H3]*4)+([.I3]*2)+([.J3]*1)" office:value-type="float" office:value="113" calcext:value-type="float">
            <text:p>113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L3]*128)+([.M3]*64)+([.N3]*32)+([.O3]*16)+([.P3]*8)+([.Q3]*4)+([.R3]*2)+([.S3]*1)" office:value-type="float" office:value="48" calcext:value-type="float">
            <text:p>48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U3]*128)+([.V3]*64)+([.W3]*32)+([.X3]*16)+([.Y3]*8)+([.Z3]*4)+([.AA3]*2)+([.AB3]*1)" office:value-type="float" office:value="0" calcext:value-type="float">
            <text:p>0</text:p>
          </table:table-cell>
          <table:table-cell table:style-name="ce79" office:value-type="string" calcext:value-type="string">
            <text:p>.</text:p>
          </table:table-cell>
          <table:table-cell table:style-name="ce79" table:formula="of:=([.AD3]*128)+([.AE3]*64)+([.AF3]*32)+([.AG3]*16)+([.AH3]*8)+([.AI3]*4)+([.AJ3]*2)+([.AK3]*1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/>
          <table:table-cell table:number-columns-repeated="9"/>
          <table:table-cell table:style-name="ce56"/>
          <table:table-cell table:number-columns-repeated="25"/>
          <table:table-cell table:style-name="ce79" table:number-columns-repeated="7"/>
          <table:table-cell table:number-columns-repeated="6"/>
        </table:table-row>
        <table:table-row table:style-name="ro1">
          <table:table-cell/>
          <table:table-cell table:style-name="ce51" office:value-type="string" calcext:value-type="string">
            <text:p>SR 1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5]*128)+([.D5]*64)+([.E5]*32)+([.F5]*16)+([.G5]*8)+([.H5]*4)+([.I5]*2)+([.J5]*1)" office:value-type="float" office:value="113" calcext:value-type="float">
            <text:p>113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5]*128)+([.M5]*64)+([.N5]*32)+([.O5]*16)+([.P5]*8)+([.Q5]*4)+([.R5]*2)+([.S5]*1)" office:value-type="float" office:value="51" calcext:value-type="float">
            <text:p>5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5]*128)+([.V5]*64)+([.W5]*32)+([.X5]*16)+([.Y5]*8)+([.Z5]*4)+([.AA5]*2)+([.AB5]*1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5]*128)+([.AE5]*64)+([.AF5]*32)+([.AG5]*16)+([.AH5]*8)+([.AI5]*4)+([.AJ5]*2)+([.AK5]*1)" office:value-type="float" office:value="0" calcext:value-type="float">
            <text:p>0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BC 12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6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6]*128)+([.D6]*64)+([.E6]*32)+([.F6]*16)+([.G6]*8)+([.H6]*4)+([.I6]*2)+([.J6]*1)" office:value-type="float" office:value="113" calcext:value-type="float">
            <text:p>113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6]*128)+([.M6]*64)+([.N6]*32)+([.O6]*16)+([.P6]*8)+([.Q6]*4)+([.R6]*2)+([.S6]*1)" office:value-type="float" office:value="51" calcext:value-type="float">
            <text:p>51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6]*128)+([.V6]*64)+([.W6]*32)+([.X6]*16)+([.Y6]*8)+([.Z6]*4)+([.AA6]*2)+([.AB6]*1)" office:value-type="float" office:value="63" calcext:value-type="float">
            <text:p>63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6]*128)+([.AE6]*64)+([.AF6]*32)+([.AG6]*16)+([.AH6]*8)+([.AI6]*4)+([.AJ6]*2)+([.AK6]*1)" office:value-type="float" office:value="255" calcext:value-type="float">
            <text:p>255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12-15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7]*128)+([.D7]*64)+([.E7]*32)+([.F7]*16)+([.G7]*8)+([.H7]*4)+([.I7]*2)+([.J7]*1)" office:value-type="float" office:value="113" calcext:value-type="float">
            <text:p>113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7]*128)+([.M7]*64)+([.N7]*32)+([.O7]*16)+([.P7]*8)+([.Q7]*4)+([.R7]*2)+([.S7]*1)" office:value-type="float" office:value="51" calcext:value-type="float">
            <text:p>5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7]*128)+([.V7]*64)+([.W7]*32)+([.X7]*16)+([.Y7]*8)+([.Z7]*4)+([.AA7]*2)+([.AB7]*1)" office:value-type="float" office:value="19" calcext:value-type="float">
            <text:p>19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7]*128)+([.AE7]*64)+([.AF7]*32)+([.AG7]*16)+([.AH7]*8)+([.AI7]*4)+([.AJ7]*2)+([.AK7]*1)" office:value-type="float" office:value="0" calcext:value-type="float">
            <text:p>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12-152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number-columns-repeated="5" table:style-name="ce105" office:value-type="float" office:value="1" calcext:value-type="float">
            <text:p>1</text:p>
          </table:table-cell>
          <table:table-cell/>
          <table:table-cell table:style-name="ce82" table:formula="of:=([.C8]*128)+([.D8]*64)+([.E8]*32)+([.F8]*16)+([.G8]*8)+([.H8]*4)+([.I8]*2)+([.J8]*1)" office:value-type="float" office:value="113" calcext:value-type="float">
            <text:p>113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8]*128)+([.M8]*64)+([.N8]*32)+([.O8]*16)+([.P8]*8)+([.Q8]*4)+([.R8]*2)+([.S8]*1)" office:value-type="float" office:value="51" calcext:value-type="float">
            <text:p>51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8]*128)+([.V8]*64)+([.W8]*32)+([.X8]*16)+([.Y8]*8)+([.Z8]*4)+([.AA8]*2)+([.AB8]*1)" office:value-type="float" office:value="19" calcext:value-type="float">
            <text:p>19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8]*128)+([.AE8]*64)+([.AF8]*32)+([.AG8]*16)+([.AH8]*8)+([.AI8]*4)+([.AJ8]*2)+([.AK8]*1)" office:value-type="float" office:value="31" calcext:value-type="float">
            <text:p>31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12-152-<text:span text:style-name="T2">16</text:span>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/>
          <table:table-cell table:style-name="ce82" table:formula="of:=([.C9]*128)+([.D9]*64)+([.E9]*32)+([.F9]*16)+([.G9]*8)+([.H9]*4)+([.I9]*2)+([.J9]*1)" office:value-type="float" office:value="113" calcext:value-type="float">
            <text:p>113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9]*128)+([.M9]*64)+([.N9]*32)+([.O9]*16)+([.P9]*8)+([.Q9]*4)+([.R9]*2)+([.S9]*1)" office:value-type="float" office:value="51" calcext:value-type="float">
            <text:p>51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9]*128)+([.V9]*64)+([.W9]*32)+([.X9]*16)+([.Y9]*8)+([.Z9]*4)+([.AA9]*2)+([.AB9]*1)" office:value-type="float" office:value="19" calcext:value-type="float">
            <text:p>19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9]*128)+([.AE9]*64)+([.AF9]*32)+([.AG9]*16)+([.AH9]*8)+([.AI9]*4)+([.AJ9]*2)+([.AK9]*1)" office:value-type="float" office:value="16" calcext:value-type="float">
            <text:p>16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12-152-<text:span text:style-name="T2">U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style-name="ce81" table:formula="of:=([.C10]*128)+([.D10]*64)+([.E10]*32)+([.F10]*16)+([.G10]*8)+([.H10]*4)+([.I10]*2)+([.J10]*1)" office:value-type="float" office:value="113" calcext:value-type="float">
            <text:p>113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0]*128)+([.M10]*64)+([.N10]*32)+([.O10]*16)+([.P10]*8)+([.Q10]*4)+([.R10]*2)+([.S10]*1)" office:value-type="float" office:value="51" calcext:value-type="float">
            <text:p>51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0]*128)+([.V10]*64)+([.W10]*32)+([.X10]*16)+([.Y10]*8)+([.Z10]*4)+([.AA10]*2)+([.AB10]*1)" office:value-type="float" office:value="19" calcext:value-type="float">
            <text:p>19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0]*128)+([.AE10]*64)+([.AF10]*32)+([.AG10]*16)+([.AH10]*8)+([.AI10]*4)+([.AJ10]*2)+([.AK10]*1)" office:value-type="float" office:value="30" calcext:value-type="float">
            <text:p>3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12-3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1]*128)+([.D11]*64)+([.E11]*32)+([.F11]*16)+([.G11]*8)+([.H11]*4)+([.I11]*2)+([.J11]*1)" office:value-type="float" office:value="113" calcext:value-type="float">
            <text:p>113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1]*128)+([.M11]*64)+([.N11]*32)+([.O11]*16)+([.P11]*8)+([.Q11]*4)+([.R11]*2)+([.S11]*1)" office:value-type="float" office:value="51" calcext:value-type="float">
            <text:p>5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1]*128)+([.V11]*64)+([.W11]*32)+([.X11]*16)+([.Y11]*8)+([.Z11]*4)+([.AA11]*2)+([.AB11]*1)" office:value-type="float" office:value="37" calcext:value-type="float">
            <text:p>37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1]*128)+([.AE11]*64)+([.AF11]*32)+([.AG11]*16)+([.AH11]*8)+([.AI11]*4)+([.AJ11]*2)+([.AK11]*1)" office:value-type="float" office:value="128" calcext:value-type="float">
            <text:p>12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12-30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5" table:style-name="ce105" office:value-type="float" office:value="1" calcext:value-type="float">
            <text:p>1</text:p>
          </table:table-cell>
          <table:table-cell/>
          <table:table-cell table:style-name="ce82" table:formula="of:=([.C12]*128)+([.D12]*64)+([.E12]*32)+([.F12]*16)+([.G12]*8)+([.H12]*4)+([.I12]*2)+([.J12]*1)" office:value-type="float" office:value="113" calcext:value-type="float">
            <text:p>113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12]*128)+([.M12]*64)+([.N12]*32)+([.O12]*16)+([.P12]*8)+([.Q12]*4)+([.R12]*2)+([.S12]*1)" office:value-type="float" office:value="51" calcext:value-type="float">
            <text:p>51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12]*128)+([.V12]*64)+([.W12]*32)+([.X12]*16)+([.Y12]*8)+([.Z12]*4)+([.AA12]*2)+([.AB12]*1)" office:value-type="float" office:value="37" calcext:value-type="float">
            <text:p>37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12]*128)+([.AE12]*64)+([.AF12]*32)+([.AG12]*16)+([.AH12]*8)+([.AI12]*4)+([.AJ12]*2)+([.AK12]*1)" office:value-type="float" office:value="159" calcext:value-type="float">
            <text:p>15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12-300-<text:span text:style-name="T2">1</text:span>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table:style-name="ce82" table:formula="of:=([.C13]*128)+([.D13]*64)+([.E13]*32)+([.F13]*16)+([.G13]*8)+([.H13]*4)+([.I13]*2)+([.J13]*1)" office:value-type="float" office:value="113" calcext:value-type="float">
            <text:p>113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13]*128)+([.M13]*64)+([.N13]*32)+([.O13]*16)+([.P13]*8)+([.Q13]*4)+([.R13]*2)+([.S13]*1)" office:value-type="float" office:value="51" calcext:value-type="float">
            <text:p>51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13]*128)+([.V13]*64)+([.W13]*32)+([.X13]*16)+([.Y13]*8)+([.Z13]*4)+([.AA13]*2)+([.AB13]*1)" office:value-type="float" office:value="37" calcext:value-type="float">
            <text:p>37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13]*128)+([.AE13]*64)+([.AF13]*32)+([.AG13]*16)+([.AH13]*8)+([.AI13]*4)+([.AJ13]*2)+([.AK13]*1)" office:value-type="float" office:value="129" calcext:value-type="float">
            <text:p>12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12-300-<text:span text:style-name="T2">29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14]*128)+([.D14]*64)+([.E14]*32)+([.F14]*16)+([.G14]*8)+([.H14]*4)+([.I14]*2)+([.J14]*1)" office:value-type="float" office:value="113" calcext:value-type="float">
            <text:p>113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4]*128)+([.M14]*64)+([.N14]*32)+([.O14]*16)+([.P14]*8)+([.Q14]*4)+([.R14]*2)+([.S14]*1)" office:value-type="float" office:value="51" calcext:value-type="float">
            <text:p>51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4]*128)+([.V14]*64)+([.W14]*32)+([.X14]*16)+([.Y14]*8)+([.Z14]*4)+([.AA14]*2)+([.AB14]*1)" office:value-type="float" office:value="37" calcext:value-type="float">
            <text:p>37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4]*128)+([.AE14]*64)+([.AF14]*32)+([.AG14]*16)+([.AH14]*8)+([.AI14]*4)+([.AJ14]*2)+([.AK14]*1)" office:value-type="float" office:value="157" calcext:value-type="float">
            <text:p>157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/>
          <table:table-cell table:number-columns-repeated="9"/>
          <table:table-cell table:style-name="ce56"/>
          <table:table-cell table:style-name="ce64"/>
          <table:table-cell table:style-name="ce95" table:number-columns-repeated="23"/>
          <table:table-cell/>
          <table:table-cell table:style-name="ce79" table:number-columns-repeated="7"/>
          <table:table-cell table:style-name="ce107" table:number-columns-repeated="4"/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.</text:p>
          </table:table-cell>
          <table:table-cell table:number-columns-repeated="8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6]*128)+([.D16]*64)+([.E16]*32)+([.F16]*16)+([.G16]*8)+([.H16]*4)+([.I16]*2)+([.J16]*1)" office:value-type="float" office:value="113" calcext:value-type="float">
            <text:p>113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6]*128)+([.M16]*64)+([.N16]*32)+([.O16]*16)+([.P16]*8)+([.Q16]*4)+([.R16]*2)+([.S16]*1)" office:value-type="float" office:value="55" calcext:value-type="float">
            <text:p>5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6]*128)+([.V16]*64)+([.W16]*32)+([.X16]*16)+([.Y16]*8)+([.Z16]*4)+([.AA16]*2)+([.AB16]*1)" office:value-type="float" office:value="192" calcext:value-type="float">
            <text:p>192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6]*128)+([.AE16]*64)+([.AF16]*32)+([.AG16]*16)+([.AH16]*8)+([.AI16]*4)+([.AJ16]*2)+([.AK16]*1)" office:value-type="float" office:value="0" calcext:value-type="float">
            <text:p>0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BC 3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6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.</text:p>
          </table:table-cell>
          <table:table-cell table:number-columns-repeated="8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17]*128)+([.D17]*64)+([.E17]*32)+([.F17]*16)+([.G17]*8)+([.H17]*4)+([.I17]*2)+([.J17]*1)" office:value-type="float" office:value="113" calcext:value-type="float">
            <text:p>113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7]*128)+([.M17]*64)+([.N17]*32)+([.O17]*16)+([.P17]*8)+([.Q17]*4)+([.R17]*2)+([.S17]*1)" office:value-type="float" office:value="55" calcext:value-type="float">
            <text:p>5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7]*128)+([.V17]*64)+([.W17]*32)+([.X17]*16)+([.Y17]*8)+([.Z17]*4)+([.AA17]*2)+([.AB17]*1)" office:value-type="float" office:value="255" calcext:value-type="float">
            <text:p>255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7]*128)+([.AE17]*64)+([.AF17]*32)+([.AG17]*16)+([.AH17]*8)+([.AI17]*4)+([.AJ17]*2)+([.AK17]*1)" office:value-type="float" office:value="255" calcext:value-type="float">
            <text:p>255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106" office:value-type="float" office:value="192" calcext:value-type="float">
            <text:p>19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18]*128)+([.D18]*64)+([.E18]*32)+([.F18]*16)+([.G18]*8)+([.H18]*4)+([.I18]*2)+([.J18]*1)" office:value-type="float" office:value="113" calcext:value-type="float">
            <text:p>113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18]*128)+([.M18]*64)+([.N18]*32)+([.O18]*16)+([.P18]*8)+([.Q18]*4)+([.R18]*2)+([.S18]*1)" office:value-type="float" office:value="55" calcext:value-type="float">
            <text:p>5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18]*128)+([.V18]*64)+([.W18]*32)+([.X18]*16)+([.Y18]*8)+([.Z18]*4)+([.AA18]*2)+([.AB18]*1)" office:value-type="float" office:value="201" calcext:value-type="float">
            <text:p>201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18]*128)+([.AE18]*64)+([.AF18]*32)+([.AG18]*16)+([.AH18]*8)+([.AI18]*4)+([.AJ18]*2)+([.AK18]*1)" office:value-type="float" office:value="128" calcext:value-type="float">
            <text:p>12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/>
          <table:table-cell office:value-type="string" calcext:value-type="string">
            <text:p>'</text:p>
          </table:table-cell>
        </table:table-row>
        <table:table-row table:style-name="ro1">
          <table:table-cell/>
          <table:table-cell table:style-name="ce52" office:value-type="string" calcext:value-type="string">
            <text:p>BC 31-19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7" table:style-name="ce97" office:value-type="float" office:value="1" calcext:value-type="float">
            <text:p>1</text:p>
          </table:table-cell>
          <table:table-cell table:style-name="ce77"/>
          <table:table-cell table:style-name="ce81" table:formula="of:=([.C19]*128)+([.D19]*64)+([.E19]*32)+([.F19]*16)+([.G19]*8)+([.H19]*4)+([.I19]*2)+([.J19]*1)" office:value-type="float" office:value="113" calcext:value-type="float">
            <text:p>113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19]*128)+([.M19]*64)+([.N19]*32)+([.O19]*16)+([.P19]*8)+([.Q19]*4)+([.R19]*2)+([.S19]*1)" office:value-type="float" office:value="55" calcext:value-type="float">
            <text:p>5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19]*128)+([.V19]*64)+([.W19]*32)+([.X19]*16)+([.Y19]*8)+([.Z19]*4)+([.AA19]*2)+([.AB19]*1)" office:value-type="float" office:value="201" calcext:value-type="float">
            <text:p>201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19]*128)+([.AE19]*64)+([.AF19]*32)+([.AG19]*16)+([.AH19]*8)+([.AI19]*4)+([.AJ19]*2)+([.AK19]*1)" office:value-type="float" office:value="255" calcext:value-type="float">
            <text:p>2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-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0]*128)+([.D20]*64)+([.E20]*32)+([.F20]*16)+([.G20]*8)+([.H20]*4)+([.I20]*2)+([.J20]*1)" office:value-type="float" office:value="113" calcext:value-type="float">
            <text:p>113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0]*128)+([.M20]*64)+([.N20]*32)+([.O20]*16)+([.P20]*8)+([.Q20]*4)+([.R20]*2)+([.S20]*1)" office:value-type="float" office:value="55" calcext:value-type="float">
            <text:p>5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0]*128)+([.V20]*64)+([.W20]*32)+([.X20]*16)+([.Y20]*8)+([.Z20]*4)+([.AA20]*2)+([.AB20]*1)" office:value-type="float" office:value="201" calcext:value-type="float">
            <text:p>201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0]*128)+([.AE20]*64)+([.AF20]*32)+([.AG20]*16)+([.AH20]*8)+([.AI20]*4)+([.AJ20]*2)+([.AK20]*1)" office:value-type="float" office:value="152" calcext:value-type="float">
            <text:p>152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9-6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82" table:formula="of:=([.C21]*128)+([.D21]*64)+([.E21]*32)+([.F21]*16)+([.G21]*8)+([.H21]*4)+([.I21]*2)+([.J21]*1)" office:value-type="float" office:value="113" calcext:value-type="float">
            <text:p>113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1]*128)+([.M21]*64)+([.N21]*32)+([.O21]*16)+([.P21]*8)+([.Q21]*4)+([.R21]*2)+([.S21]*1)" office:value-type="float" office:value="55" calcext:value-type="float">
            <text:p>55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1]*128)+([.V21]*64)+([.W21]*32)+([.X21]*16)+([.Y21]*8)+([.Z21]*4)+([.AA21]*2)+([.AB21]*1)" office:value-type="float" office:value="201" calcext:value-type="float">
            <text:p>201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1]*128)+([.AE21]*64)+([.AF21]*32)+([.AG21]*16)+([.AH21]*8)+([.AI21]*4)+([.AJ21]*2)+([.AK21]*1)" office:value-type="float" office:value="155" calcext:value-type="float">
            <text:p>1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9-6-<text:span text:style-name="T2">1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22]*128)+([.D22]*64)+([.E22]*32)+([.F22]*16)+([.G22]*8)+([.H22]*4)+([.I22]*2)+([.J22]*1)" office:value-type="float" office:value="113" calcext:value-type="float">
            <text:p>113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2]*128)+([.M22]*64)+([.N22]*32)+([.O22]*16)+([.P22]*8)+([.Q22]*4)+([.R22]*2)+([.S22]*1)" office:value-type="float" office:value="55" calcext:value-type="float">
            <text:p>5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2]*128)+([.V22]*64)+([.W22]*32)+([.X22]*16)+([.Y22]*8)+([.Z22]*4)+([.AA22]*2)+([.AB22]*1)" office:value-type="float" office:value="201" calcext:value-type="float">
            <text:p>201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2]*128)+([.AE22]*64)+([.AF22]*32)+([.AG22]*16)+([.AH22]*8)+([.AI22]*4)+([.AJ22]*2)+([.AK22]*1)" office:value-type="float" office:value="153" calcext:value-type="float">
            <text:p>153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9-25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3]*128)+([.D23]*64)+([.E23]*32)+([.F23]*16)+([.G23]*8)+([.H23]*4)+([.I23]*2)+([.J23]*1)" office:value-type="float" office:value="113" calcext:value-type="float">
            <text:p>113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3]*128)+([.M23]*64)+([.N23]*32)+([.O23]*16)+([.P23]*8)+([.Q23]*4)+([.R23]*2)+([.S23]*1)" office:value-type="float" office:value="55" calcext:value-type="float">
            <text:p>5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3]*128)+([.V23]*64)+([.W23]*32)+([.X23]*16)+([.Y23]*8)+([.Z23]*4)+([.AA23]*2)+([.AB23]*1)" office:value-type="float" office:value="201" calcext:value-type="float">
            <text:p>201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3]*128)+([.AE23]*64)+([.AF23]*32)+([.AG23]*16)+([.AH23]*8)+([.AI23]*4)+([.AJ23]*2)+([.AK23]*1)" office:value-type="float" office:value="228" calcext:value-type="float">
            <text:p>22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9-25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/>
          <table:table-cell table:style-name="ce82" table:formula="of:=([.C24]*128)+([.D24]*64)+([.E24]*32)+([.F24]*16)+([.G24]*8)+([.H24]*4)+([.I24]*2)+([.J24]*1)" office:value-type="float" office:value="113" calcext:value-type="float">
            <text:p>113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4]*128)+([.M24]*64)+([.N24]*32)+([.O24]*16)+([.P24]*8)+([.Q24]*4)+([.R24]*2)+([.S24]*1)" office:value-type="float" office:value="55" calcext:value-type="float">
            <text:p>55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4]*128)+([.V24]*64)+([.W24]*32)+([.X24]*16)+([.Y24]*8)+([.Z24]*4)+([.AA24]*2)+([.AB24]*1)" office:value-type="float" office:value="201" calcext:value-type="float">
            <text:p>201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4]*128)+([.AE24]*64)+([.AF24]*32)+([.AG24]*16)+([.AH24]*8)+([.AI24]*4)+([.AJ24]*2)+([.AK24]*1)" office:value-type="float" office:value="231" calcext:value-type="float">
            <text:p>231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9-25-<text:span text:style-name="T2">U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style-name="ce81" table:formula="of:=([.C25]*128)+([.D25]*64)+([.E25]*32)+([.F25]*16)+([.G25]*8)+([.H25]*4)+([.I25]*2)+([.J25]*1)" office:value-type="float" office:value="113" calcext:value-type="float">
            <text:p>113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5]*128)+([.M25]*64)+([.N25]*32)+([.O25]*16)+([.P25]*8)+([.Q25]*4)+([.R25]*2)+([.S25]*1)" office:value-type="float" office:value="55" calcext:value-type="float">
            <text:p>5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5]*128)+([.V25]*64)+([.W25]*32)+([.X25]*16)+([.Y25]*8)+([.Z25]*4)+([.AA25]*2)+([.AB25]*1)" office:value-type="float" office:value="201" calcext:value-type="float">
            <text:p>201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5]*128)+([.AE25]*64)+([.AF25]*32)+([.AG25]*16)+([.AH25]*8)+([.AI25]*4)+([.AJ25]*2)+([.AK25]*1)" office:value-type="float" office:value="230" calcext:value-type="float">
            <text:p>230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SR 31-12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.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.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76"/>
          <table:table-cell table:style-name="ce80" table:formula="of:=([.C26]*128)+([.D26]*64)+([.E26]*32)+([.F26]*16)+([.G26]*8)+([.H26]*4)+([.I26]*2)+([.J26]*1)" office:value-type="float" office:value="113" calcext:value-type="float">
            <text:p>113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L26]*128)+([.M26]*64)+([.N26]*32)+([.O26]*16)+([.P26]*8)+([.Q26]*4)+([.R26]*2)+([.S26]*1)" office:value-type="float" office:value="55" calcext:value-type="float">
            <text:p>55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([.U26]*128)+([.V26]*64)+([.W26]*32)+([.X26]*16)+([.Y26]*8)+([.Z26]*4)+([.AA26]*2)+([.AB26]*1)" office:value-type="float" office:value="252" calcext:value-type="float">
            <text:p>252</text:p>
          </table:table-cell>
          <table:table-cell table:style-name="ce80" office:value-type="string" calcext:value-type="string">
            <text:p>.</text:p>
          </table:table-cell>
          <table:table-cell table:style-name="ce83" table:formula="of:=([.AD26]*128)+([.AE26]*64)+([.AF26]*32)+([.AG26]*16)+([.AH26]*8)+([.AI26]*4)+([.AJ26]*2)+([.AK26]*1)" office:value-type="float" office:value="128" calcext:value-type="float">
            <text:p>128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BC 31-12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7" table:style-name="ce105" office:value-type="float" office:value="1" calcext:value-type="float">
            <text:p>1</text:p>
          </table:table-cell>
          <table:table-cell/>
          <table:table-cell table:style-name="ce82" table:formula="of:=([.C27]*128)+([.D27]*64)+([.E27]*32)+([.F27]*16)+([.G27]*8)+([.H27]*4)+([.I27]*2)+([.J27]*1)" office:value-type="float" office:value="113" calcext:value-type="float">
            <text:p>113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7]*128)+([.M27]*64)+([.N27]*32)+([.O27]*16)+([.P27]*8)+([.Q27]*4)+([.R27]*2)+([.S27]*1)" office:value-type="float" office:value="55" calcext:value-type="float">
            <text:p>55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7]*128)+([.V27]*64)+([.W27]*32)+([.X27]*16)+([.Y27]*8)+([.Z27]*4)+([.AA27]*2)+([.AB27]*1)" office:value-type="float" office:value="252" calcext:value-type="float">
            <text:p>252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7]*128)+([.AE27]*64)+([.AF27]*32)+([.AG27]*16)+([.AH27]*8)+([.AI27]*4)+([.AJ27]*2)+([.AK27]*1)" office:value-type="float" office:value="255" calcext:value-type="float">
            <text:p>255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H 31-121-<text:span text:style-name="T2">44</text:span>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.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4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.</text:p>
          </table:table-cell>
          <table:table-cell table:style-name="ce101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/>
          <table:table-cell table:style-name="ce82" table:formula="of:=([.C28]*128)+([.D28]*64)+([.E28]*32)+([.F28]*16)+([.G28]*8)+([.H28]*4)+([.I28]*2)+([.J28]*1)" office:value-type="float" office:value="113" calcext:value-type="float">
            <text:p>113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L28]*128)+([.M28]*64)+([.N28]*32)+([.O28]*16)+([.P28]*8)+([.Q28]*4)+([.R28]*2)+([.S28]*1)" office:value-type="float" office:value="55" calcext:value-type="float">
            <text:p>55</text:p>
          </table:table-cell>
          <table:table-cell table:style-name="ce82" office:value-type="string" calcext:value-type="string">
            <text:p>.</text:p>
          </table:table-cell>
          <table:table-cell table:style-name="ce82" table:formula="of:=([.U28]*128)+([.V28]*64)+([.W28]*32)+([.X28]*16)+([.Y28]*8)+([.Z28]*4)+([.AA28]*2)+([.AB28]*1)" office:value-type="float" office:value="252" calcext:value-type="float">
            <text:p>252</text:p>
          </table:table-cell>
          <table:table-cell table:style-name="ce82" office:value-type="string" calcext:value-type="string">
            <text:p>.</text:p>
          </table:table-cell>
          <table:table-cell table:style-name="ce85" table:formula="of:=([.AD28]*128)+([.AE28]*64)+([.AF28]*32)+([.AG28]*16)+([.AH28]*8)+([.AI28]*4)+([.AJ28]*2)+([.AK28]*1)" office:value-type="float" office:value="172" calcext:value-type="float">
            <text:p>172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H 31-121-<text:span text:style-name="T2">101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.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.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.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style-name="ce81" table:formula="of:=([.C29]*128)+([.D29]*64)+([.E29]*32)+([.F29]*16)+([.G29]*8)+([.H29]*4)+([.I29]*2)+([.J29]*1)" office:value-type="float" office:value="113" calcext:value-type="float">
            <text:p>113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L29]*128)+([.M29]*64)+([.N29]*32)+([.O29]*16)+([.P29]*8)+([.Q29]*4)+([.R29]*2)+([.S29]*1)" office:value-type="float" office:value="55" calcext:value-type="float">
            <text:p>55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([.U29]*128)+([.V29]*64)+([.W29]*32)+([.X29]*16)+([.Y29]*8)+([.Z29]*4)+([.AA29]*2)+([.AB29]*1)" office:value-type="float" office:value="252" calcext:value-type="float">
            <text:p>252</text:p>
          </table:table-cell>
          <table:table-cell table:style-name="ce81" office:value-type="string" calcext:value-type="string">
            <text:p>.</text:p>
          </table:table-cell>
          <table:table-cell table:style-name="ce84" table:formula="of:=([.AD29]*128)+([.AE29]*64)+([.AF29]*32)+([.AG29]*16)+([.AH29]*8)+([.AI29]*4)+([.AJ29]*2)+([.AK29]*1)" office:value-type="float" office:value="229" calcext:value-type="float">
            <text:p>229</text:p>
          </table:table-cell>
          <table:table-cell table:number-columns-repeated="3" table:style-name="ce106" office:value-type="float" office:value="255" calcext:value-type="float">
            <text:p>255</text:p>
          </table:table-cell>
          <table:table-cell table:style-name="ce106" office:value-type="float" office:value="128" calcext:value-type="float">
            <text:p>128</text:p>
          </table:table-cell>
          <table:table-cell table:number-columns-repeated="2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table:formula="of:=([.C32]*128)+([.D32]*64)+([.E32]*32)+([.F32]*16)+([.G32]*8)+([.H32]*4)+([.I32]*2)+([.J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L32]*128)+([.M32]*64)+([.N32]*32)+([.O32]*16)+([.P32]*8)+([.Q32]*4)+([.R32]*2)+([.S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U32]*128)+([.V32]*64)+([.W32]*32)+([.X32]*16)+([.Y32]*8)+([.Z32]*4)+([.AA32]*2)+([.AB32]*1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([.AD32]*128)+([.AE32]*64)+([.AF32]*32)+([.AG32]*16)+([.AH32]*8)+([.AI32]*4)+([.AJ32]*2)+([.AK32]*1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51"/>
        </table:table-row>
        <table:table-row table:style-name="ro4">
          <table:table-cell/>
          <table:table-cell table:style-name="ce91"/>
          <table:table-cell table:number-columns-repeated="49"/>
        </table:table-row>
        <table:table-row table:style-name="ro1" table:number-rows-repeated="1048540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20:20:32.8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0:05:05.554000000</meta:creation-date>
    <dc:date>2017-03-23T20:34:14.421000000</dc:date>
    <meta:editing-duration>PT2H17M12S</meta:editing-duration>
    <meta:editing-cycles>41</meta:editing-cycles>
    <meta:generator>LibreOffice/5.2.5.1$Windows_X86_64 LibreOffice_project/0312e1a284a7d50ca85a365c316c7abbf20a4d22</meta:generator>
    <meta:document-statistic meta:table-count="6" meta:cell-count="7326" meta:object-count="0"/>
  </office:meta>
</office:document-meta>
</file>